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tmp"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media/image7.jpg" manifest:media-type="image/pn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settings.xml" manifest:media-type="text/xml"/>
  <manifest:file-entry manifest:full-path="styles.xml" manifest:media-type="text/xml"/>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drawing-page" style:name="a831">
      <style:drawing-page-properties draw:fill="bitmap" draw:fill-image-name="a83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bitmap" draw:fill-image-name="a793" style:repeat="stretch" draw:opacity="100%" draw:stroke="none" draw:auto-grow-width="false" draw:auto-grow-height="false"/>
      <style:paragraph-properties style:font-independent-line-spacing="true" style:writing-mode="lr-tb"/>
    </style:style>
    <style:style style:family="graphic" style:name="a795" style:parent-style-name="Graphics">
      <style:graphic-properties draw:fill="none" fo:clip="rect(0in, 0in, 0in, 0in)" draw:stroke="none" draw:shadow="visible" draw:shadow-offset-x="0.10803in" draw:shadow-offset-y="0.10803in" draw:shadow-color="#333333" draw:shadow-opacity="65%"/>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6" style:parent-style-name="Graphics">
      <style:graphic-properties draw:fill="none" draw:stroke="none" draw:shadow="visible" draw:shadow-offset-x="0.10803in" draw:shadow-offset-y="0.10803in" draw:shadow-color="#333333" draw:shadow-opacity="65%"/>
    </style:style>
    <style:style style:family="paragraph" style:name="a83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parent-style-name="Graphics">
      <style:graphic-properties draw:fill="none" draw:stroke="none" draw:shadow="visible" draw:shadow-offset-x="0.10803in" draw:shadow-offset-y="0.10803in" draw:shadow-color="#333333" draw:shadow-opacity="65%"/>
    </style:style>
    <style:style style:family="presentation" style:name="a798">
      <style:graphic-properties draw:fill="none" draw:stroke="solid" svg:stroke-width="0.01389in" svg:stroke-color="#000000" svg:stroke-opacity="100%"/>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bitmap" draw:fill-image-name="a733"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5" style:parent-style-name="Graphics">
      <style:graphic-properties draw:fill="solid" draw:fill-color="#ededed" draw:opacity="100%" draw:stroke="non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bitmap" draw:fill-image-name="a843" style:repeat="stretch" draw:opacity="100%" draw:stroke="none" draw:auto-grow-width="false" draw:auto-grow-height="false"/>
      <style:paragraph-properties style:font-independent-line-spacing="true" style:writing-mode="lr-tb"/>
    </style:style>
    <style:style style:family="graphic" style:name="a845" style:parent-style-name="Graphics">
      <style:graphic-properties draw:fill="none" fo:clip="rect(1.08934in, 4.4872in, 1.88111in, 5.1418in)" draw:stroke="none"/>
    </style:style>
    <style:style style:family="graphic" style:name="a846" style:parent-style-name="Graphics">
      <style:graphic-properties draw:fill="none" draw:stroke="none"/>
    </style:style>
    <style:style style:family="graphic" style:name="a847" style:parent-style-name="Graphics">
      <style:graphic-properties draw:fill="none" draw:stroke="none"/>
    </style:style>
    <style:style style:family="presentation" style:name="a848">
      <style:graphic-properties draw:fill="none" draw:stroke="solid" svg:stroke-width="0.01389in" svg:stroke-color="#000000" svg:stroke-opacity="100%"/>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1375in" fo:padding-bottom="0.1375in" fo:padding-left="2.10046in" fo:padding-right="0.1375in" draw:textarea-vertical-align="top" draw:textarea-horizontal-align="left" draw:fill="none"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bitmap" draw:fill-image-name="a747" style:repeat="stretch" draw:opacity="100%" draw:stroke="none" draw:auto-grow-width="false" draw:auto-grow-height="false"/>
      <style:paragraph-properties style:font-independent-line-spacing="true" style:writing-mode="lr-tb"/>
    </style:style>
    <style:style style:family="graphic" style:name="a8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5">
      <style:drawing-page-properties draw:fill="bitmap" draw:fill-image-name="a854"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graphic" style:name="a865" style:parent-style-name="Graphics">
      <style:graphic-properties draw:fill="none" draw:stroke="none" draw:shadow="visible" draw:shadow-offset-x="-0.02678in" draw:shadow-offset-y="0.03192in" draw:shadow-color="#000000" draw:shadow-opacity="40%"/>
    </style:style>
    <style:style style:family="graphic" style:name="a866"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867"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868"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graphic" style:name="a869" style:parent-style-name="Graphics">
      <style:graphic-properties draw:fill="none" draw:stroke="solid" svg:stroke-width="0.09722in" svg:stroke-color="#ffffff" svg:stroke-opacity="100%" draw:stroke-linejoin="miter" svg:stroke-linecap="square" draw:shadow="visible" draw:shadow-offset-x="0in" draw:shadow-offset-y="0in" draw:shadow-color="#000000" draw:shadow-opacity="43%"/>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fo:wrap-option="wrap" fo:padding-top="0in" fo:padding-bottom="0in" fo:padding-left="0in" fo:padding-right="0in" draw:textarea-vertical-align="top" draw:textarea-horizontal-align="left" draw:fill="bitmap" draw:fill-image-name="a760" style:repeat="stretch" draw:opacity="100%"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graphic-properties fo:wrap-option="wrap" fo:padding-top="0.1375in" fo:padding-bottom="0.1375in" fo:padding-left="2.10046in" fo:padding-right="0.1375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draw:fill="none" draw:stroke="solid" svg:stroke-width="0.01389in" svg:stroke-color="#000000" svg:stroke-opacity="100%"/>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82">
      <style:graphic-properties draw:fill="none" draw:stroke="solid" svg:stroke-width="0.01389in" svg:stroke-color="#000000" svg:stroke-opacity="100%"/>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ndara"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bitmap" draw:fill-image-name="a780"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ndara" fo:font-size="0.45833in" style:font-size-asian="0.45833in" style:font-size-complex="0.45833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90%" fo:text-align="left" style:tab-stop-distance="1.60417in" fo:margin-left="0in" fo:margin-right="0in" fo:text-indent="0in" fo:margin-top="0in" fo:margin-bottom="0.1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ndara" fo:font-size="0.36111in" style:font-size-asian="0.36111in" style:font-size-complex="0.36111in" fo:letter-spacing="0in" fo:language="fr" fo:country="FR"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line-height="90%" fo:text-align="left" style:tab-stop-distance="1.26389in" fo:margin-left="0.25in" fo:margin-right="0in" fo:text-indent="-0.25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bitmap" draw:fill-image-name="a719" style:repeat="stretch" draw:opacity="71%"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8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6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8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6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4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4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5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76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83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office:automatic-styles>
  <office:body>
    <office:presentation>
      <draw:page draw:name="Slide1" draw:style-name="a720" draw:master-page-name="Master1-Layout1-title-Diapositive-de-titre" presentation:presentation-page-layout-name="Master1-PPL1" draw:id="Slide-256">
        <draw:frame draw:id="id70" presentation:style-name="a723" draw:name="Titre 1" svg:x="0.603in" svg:y="3.27751in" svg:width="11in" svg:height="1.87121in" presentation:class="title" presentation:placeholder="false">
          <draw:text-box>
            <text:p text:style-name="a722" text:class-names="" text:cond-style-name=""><text:span text:style-name="a721" text:class-names="">Projet Smart-Patate</text:span></text:p>
          </draw:text-box>
          <svg:title/>
          <svg:desc/>
        </draw:frame>
        <draw:frame draw:id="id71" presentation:style-name="a726" draw:name="Sous-titre 2" svg:x="1.16667in" svg:y="5.41667in" svg:width="11in" svg:height="0.75in" presentation:class="subtitle" presentation:placeholder="false">
          <draw:text-box>
            <text:p text:style-name="a725" text:class-names="" text:cond-style-name=""><text:span text:style-name="a724" text:class-names="">Descamps Anthony, Naessens Valentin, Hoyez Alexis, Lecomte Alexandre<text:s text:c="1"/></text:span></text:p>
          </draw:text-box>
          <svg:title/>
          <svg:desc/>
        </draw:frame>
        <presentation:notes draw:style-name="a732">
          <draw:page-thumbnail draw:page-number="1" svg:x="0.75in" svg:y="1.25in" svg:width="6in" svg:height="3.375in" presentation:class="page" draw:id="id72" presentation:style-name="a727" draw:name="Espace réservé de l'image des diapositives 1">
            <svg:title/>
            <svg:desc/>
          </draw:page-thumbnail>
          <draw:frame draw:id="id73" presentation:style-name="a728" draw:name="Espace réservé des notes 2" svg:x="0.75in" svg:y="4.8125in" svg:width="6in" svg:height="3.9375in" presentation:class="notes" presentation:placeholder="true">
            <draw:text-box/>
            <svg:title/>
            <svg:desc/>
          </draw:frame>
          <draw:frame draw:id="id74" draw:style-name="a731" draw:name="Espace réservé du numéro de diapositive 3" svg:x="4.24826in" svg:y="9.49826in" svg:width="3.25in" svg:height="0.50174in">
            <draw:text-box>
              <text:p text:style-name="a730" text:class-names="" text:cond-style-name=""><text:span text:style-name="a729" text:class-names=""><text:page-number style:num-format="1" text:fixed="false"/></text:span></text:p>
            </draw:text-box>
            <svg:title/>
            <svg:desc/>
          </draw:frame>
        </presentation:notes>
      </draw:page>
      <draw:page draw:name="Slide2" draw:style-name="a734" draw:master-page-name="Master1-Layout1-title-Diapositive-de-titre" presentation:presentation-page-layout-name="Master1-PPL1" draw:id="Slide-257">
        <draw:g draw:name="Diagramme 4" draw:id="id75">
          <svg:title/>
          <svg:desc/>
          <draw:custom-shape svg:x="2.22222in" svg:y="0.78704in" svg:width="8.88889in" svg:height="1.85185in" draw:id="id77" draw:style-name="a744" draw:name="Forme libre : forme 2">
            <svg:title/>
            <svg:desc/>
            <text:p text:style-name="a737" text:class-names="" text:cond-style-name=""><text:span text:style-name="a736" text:class-names="">EXPERIENCE 1</text:span></text:p>
            <text:list text:style-name="a740">
              <text:list-item>
                <text:list text:style-name="a740">
                  <text:list-item>
                    <text:p text:style-name="a739" text:class-names="" text:cond-style-name=""><text:span text:style-name="a738" text:class-names="">Détail de l’expérience</text:span></text:p>
                  </text:list-item>
                </text:list>
              </text:list-item>
            </text:list>
            <text:list text:style-name="a743">
              <text:list-item>
                <text:list text:style-name="a743">
                  <text:list-item>
                    <text:p text:style-name="a742" text:class-names="" text:cond-style-name=""><text:span text:style-name="a741"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0.97222in" svg:width="1.77778in" svg:height="1.48148in" draw:id="id78" draw:style-name="a748" draw:name="Forme libre : forme 3">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2.82407in" svg:width="8.88889in" svg:height="1.85185in" draw:id="id79" draw:style-name="a757" draw:name="Forme libre : forme 4">
            <svg:title/>
            <svg:desc/>
            <text:p text:style-name="a750" text:class-names="" text:cond-style-name=""><text:span text:style-name="a749" text:class-names="">EXPERIENCE 2</text:span></text:p>
            <text:list text:style-name="a753">
              <text:list-item>
                <text:list text:style-name="a753">
                  <text:list-item>
                    <text:p text:style-name="a752" text:class-names="" text:cond-style-name=""><text:span text:style-name="a751" text:class-names="">Détail de l’expérience</text:span></text:p>
                  </text:list-item>
                </text:list>
              </text:list-item>
            </text:list>
            <text:list text:style-name="a756">
              <text:list-item>
                <text:list text:style-name="a756">
                  <text:list-item>
                    <text:p text:style-name="a755" text:class-names="" text:cond-style-name=""><text:span text:style-name="a754"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3.00926in" svg:width="1.77778in" svg:height="1.48148in" draw:id="id80" draw:style-name="a761" draw:name="Forme libre : forme 5">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22222in" svg:y="4.86111in" svg:width="8.88889in" svg:height="1.85185in" draw:id="id81" draw:style-name="a770" draw:name="Forme libre : forme 6">
            <svg:title/>
            <svg:desc/>
            <text:p text:style-name="a763" text:class-names="" text:cond-style-name=""><text:span text:style-name="a762" text:class-names="">PROTOTYPE</text:span></text:p>
            <text:list text:style-name="a766">
              <text:list-item>
                <text:list text:style-name="a766">
                  <text:list-item>
                    <text:p text:style-name="a765" text:class-names="" text:cond-style-name=""><text:span text:style-name="a764" text:class-names="">Fonctionnement du circuit et du capteur</text:span></text:p>
                  </text:list-item>
                </text:list>
              </text:list-item>
            </text:list>
            <text:list text:style-name="a769">
              <text:list-item>
                <text:list text:style-name="a769">
                  <text:list-item>
                    <text:p text:style-name="a768" text:class-names="" text:cond-style-name=""><text:span text:style-name="a767"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0741in" svg:y="5.04629in" svg:width="1.77778in" svg:height="1.48148in" draw:id="id82" draw:style-name="a773" draw:name="Forme libre : forme 7">
            <svg:title/>
            <svg:desc/>
            <text:p text:style-name="a772" text:class-names="" text:cond-style-name=""><text:span text:style-name="a77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frame draw:id="id76" draw:style-name="a735" draw:transform="translate(-0.69144in -0.91624in) rotate(-4.71239) translate(3.33046in 5.70141in)" draw:name="Image 9" svg:width="1.38289in" svg:height="1.83248in" style:rel-width="scale" style:rel-height="scale">
          <draw:image xlink:href="media/image1.jpeg" xlink:type="simple" xlink:show="embed" xlink:actuate="onLoad"/>
          <svg:title/>
          <svg:desc/>
        </draw:frame>
        <presentation:notes draw:style-name="a779">
          <draw:page-thumbnail draw:page-number="2" svg:x="0.75in" svg:y="1.25in" svg:width="6in" svg:height="3.375in" presentation:class="page" draw:id="id83" presentation:style-name="a774" draw:name="Espace réservé de l'image des diapositives 1">
            <svg:title/>
            <svg:desc/>
          </draw:page-thumbnail>
          <draw:frame draw:id="id84" presentation:style-name="a775" draw:name="Espace réservé des notes 2" svg:x="0.75in" svg:y="4.8125in" svg:width="6in" svg:height="3.9375in" presentation:class="notes" presentation:placeholder="true">
            <draw:text-box/>
            <svg:title/>
            <svg:desc/>
          </draw:frame>
          <draw:frame draw:id="id85" draw:style-name="a778" draw:name="Espace réservé du numéro de diapositive 3" svg:x="4.24826in" svg:y="9.49826in" svg:width="3.25in" svg:height="0.50174in">
            <draw:text-box>
              <text:p text:style-name="a777" text:class-names="" text:cond-style-name=""><text:span text:style-name="a776" text:class-names=""><text:page-number style:num-format="1" text:fixed="false"/></text:span></text:p>
            </draw:text-box>
            <svg:title/>
            <svg:desc/>
          </draw:frame>
        </presentation:notes>
      </draw:page>
      <draw:page draw:name="Slide3" draw:style-name="a781" draw:master-page-name="Master1-Layout1-title-Diapositive-de-titre" presentation:presentation-page-layout-name="Master1-PPL1" draw:id="Slide-258">
        <draw:custom-shape svg:x="3.52046in" svg:y="0.26072in" svg:width="8.88889in" svg:height="1.85185in" draw:id="id86" draw:style-name="a790" draw:name="Forme libre : forme 4">
          <svg:title/>
          <svg:desc/>
          <text:p text:style-name="a783" text:class-names="" text:cond-style-name=""><text:span text:style-name="a782" text:class-names="">EXPERIENCE 1</text:span></text:p>
          <text:list text:style-name="a786">
            <text:list-item>
              <text:list text:style-name="a786">
                <text:list-item>
                  <text:p text:style-name="a785" text:class-names="" text:cond-style-name=""><text:span text:style-name="a784" text:class-names="">Détail de l’expérience</text:span></text:p>
                </text:list-item>
              </text:list>
            </text:list-item>
          </text:list>
          <text:list text:style-name="a789">
            <text:list-item>
              <text:list text:style-name="a789">
                <text:list-item>
                  <text:p text:style-name="a788" text:class-names="" text:cond-style-name=""><text:span text:style-name="a787"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2046in" svg:y="0.44591in" svg:width="1.77778in" svg:height="1.48148in" draw:id="id87" draw:style-name="a794" draw:name="Forme libre : forme 5">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8" draw:style-name="a795" draw:name="Picture 2" svg:x="0.47133in" svg:y="2.67944in" svg:width="4.9229in" svg:height="3.81507in" style:rel-width="scale" style:rel-height="scale">
          <draw:image xlink:href="media/image2.png" xlink:type="simple" xlink:show="embed" xlink:actuate="onLoad"/>
          <svg:title/>
          <svg:desc>schema_smartPatate</svg:desc>
        </draw:frame>
        <draw:frame draw:id="id89" draw:style-name="a796" draw:name="Image 7" svg:x="5.95458in" svg:y="2.43905in" svg:width="6.38658in" svg:height="1.25325in" style:rel-width="scale" style:rel-height="scale">
          <draw:image xlink:href="media/image3.tmp" xlink:type="simple" xlink:show="embed" xlink:actuate="onLoad"/>
          <svg:title/>
          <svg:desc>Capture d’écran</svg:desc>
        </draw:frame>
        <draw:frame draw:id="id90" draw:style-name="a797" draw:name="Image 8" svg:x="6.28522in" svg:y="4.03771in" svg:width="5.85239in" svg:height="3.17383in" style:rel-width="scale" style:rel-height="scale">
          <draw:image xlink:href="media/image4.tmp" xlink:type="simple" xlink:show="embed" xlink:actuate="onLoad"/>
          <svg:title/>
          <svg:desc>Capture d’écran</svg:desc>
        </draw:frame>
        <presentation:notes draw:style-name="a829">
          <draw:page-thumbnail draw:page-number="3" svg:x="0.75in" svg:y="1.25in" svg:width="6in" svg:height="3.375in" presentation:class="page" draw:id="id91" presentation:style-name="a798" draw:name="Espace réservé de l'image des diapositives 1">
            <svg:title/>
            <svg:desc/>
          </draw:page-thumbnail>
          <draw:frame draw:id="id92" presentation:style-name="a825" draw:name="Espace réservé des notes 2" svg:x="0.75in" svg:y="4.8125in" svg:width="6in" svg:height="3.9375in" presentation:class="notes" presentation:placeholder="false">
            <draw:text-box>
              <text:p text:style-name="a801" text:class-names="" text:cond-style-name=""><text:span text:style-name="a799" text:class-names="">Pour cette expérience,</text:span><text:span text:style-name="a800" text:class-names=""><text:s text:c="1"/>on va mesurer différentes fréquences de signaux. La tensions crête à crête lorsqu’on touche et lorsqu’on ne touche pas.</text:span></text:p>
              <text:p text:style-name="a803" text:class-names="" text:cond-style-name=""><text:span text:style-name="a802" text:class-names="">-la borne PWM9 permet de générer un signal carré (alternance d’états haut et bas).</text:span></text:p>
              <text:p text:style-name="a805" text:class-names="" text:cond-style-name=""><text:span text:style-name="a804" text:class-names="">La tension crête à crête est la différence entre la tension maximale et la tension minimale d’un signal</text:span></text:p>
              <text:p text:style-name="a807" text:class-names="" text:cond-style-name=""><text:span text:style-name="a806" text:class-names=""/></text:p>
              <text:p text:style-name="a809" text:class-names="" text:cond-style-name=""><text:span text:style-name="a808" text:class-names="">REPONSE QUESTIONS</text:span></text:p>
              <text:p text:style-name="a811" text:class-names="" text:cond-style-name=""><text:span text:style-name="a810" text:class-names="">QU’EST CE QU’UN CAPTEUR CAPACITIF:</text:span></text:p>
              <text:p text:style-name="a813" text:class-names="" text:cond-style-name=""><text:span text:style-name="a812" text:class-names="">Un capteur capacitif est un capteur qui permet de détecter si un objet (ici nos doigts) entre en contact physique avec lui. en fonction de si l’on touche l’électrode ou non, le signal visualisé sur l’oscilloscope a une amplitude plus ou moins importante. L’amplitude est plus importante quand l’électrode n’est pas en contact avec le doigt. En revanche, l’amplitude est moins importante quand on touche l’électrode. Ainsi, lorsque quelqu’un touche l’électrode, il y a un changement de de signal. On peut donc comparer notre circuit à un capteur capacitif.</text:span></text:p>
              <text:p text:style-name="a815" text:class-names="" text:cond-style-name=""><text:span text:style-name="a814" text:class-names=""/></text:p>
              <text:p text:style-name="a817" text:class-names="" text:cond-style-name=""><text:span text:style-name="a816" text:class-names="">COMMENT LE CORPS HUMAIN EST UN CONDENSATEUR:</text:span></text:p>
              <text:p text:style-name="a820" text:class-names="" text:cond-style-name=""><text:span text:style-name="a818" text:class-names="">On peut comparer le corps humain à un condensateur car celui-ci stock de l’énergie mais contrairement à ce composant il ne restitue pas l’énergie qu’il stock au circuit.<text:s text:c="1"/></text:span><text:span text:style-name="a819" text:class-names=""/></text:p>
              <text:p text:style-name="a822" text:class-names="" text:cond-style-name=""><text:span text:style-name="a821" text:class-names=""/></text:p>
              <text:p text:style-name="a824" text:class-names="" text:cond-style-name=""><text:span text:style-name="a823" text:class-names=""/></text:p>
            </draw:text-box>
            <svg:title/>
            <svg:desc/>
          </draw:frame>
          <draw:frame draw:id="id93" draw:style-name="a828" draw:name="Espace réservé du numéro de diapositive 3" svg:x="4.24826in" svg:y="9.49826in" svg:width="3.25in" svg:height="0.50174in">
            <draw:text-box>
              <text:p text:style-name="a827" text:class-names="" text:cond-style-name=""><text:span text:style-name="a826" text:class-names=""><text:page-number style:num-format="1" text:fixed="false"/></text:span></text:p>
            </draw:text-box>
            <svg:title/>
            <svg:desc/>
          </draw:frame>
        </presentation:notes>
      </draw:page>
      <draw:page draw:name="Slide4" draw:style-name="a831" draw:master-page-name="Master1-Layout1-title-Diapositive-de-titre" presentation:presentation-page-layout-name="Master1-PPL1" draw:id="Slide-259">
        <draw:custom-shape svg:x="3.50292in" svg:y="0.26267in" svg:width="8.88889in" svg:height="1.85185in" draw:id="id94" draw:style-name="a840" draw:name="Forme libre : forme 4">
          <svg:title/>
          <svg:desc/>
          <text:p text:style-name="a833" text:class-names="" text:cond-style-name=""><text:span text:style-name="a832" text:class-names="">EXPERIENCE 2</text:span></text:p>
          <text:list text:style-name="a836">
            <text:list-item>
              <text:list text:style-name="a836">
                <text:list-item>
                  <text:p text:style-name="a835" text:class-names="" text:cond-style-name=""><text:span text:style-name="a834" text:class-names="">Détail de l’expérience</text:span></text:p>
                </text:list-item>
              </text:list>
            </text:list-item>
          </text:list>
          <text:list text:style-name="a839">
            <text:list-item>
              <text:list text:style-name="a839">
                <text:list-item>
                  <text:p text:style-name="a838" text:class-names="" text:cond-style-name=""><text:span text:style-name="a837" text:class-names="">Résolution des questions</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50292in" svg:y="0.44785in" svg:width="1.77778in" svg:height="1.48148in" draw:id="id95" draw:style-name="a844" draw:name="Forme libre : forme 5">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16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6" draw:style-name="a845" draw:name="Image 3" svg:x="0.41959in" svg:y="2.11451in" svg:width="5.12427in" svg:height="4.76268in" style:rel-width="scale" style:rel-height="scale">
          <draw:image xlink:href="media/image5.png" xlink:type="simple" xlink:show="embed" xlink:actuate="onLoad"/>
          <svg:title/>
          <svg:desc/>
        </draw:frame>
        <draw:frame draw:id="id97" draw:style-name="a846" draw:name="Image 4" svg:x="6.34166in" svg:y="2.62877in" svg:width="6.33422in" svg:height="0.9793in" style:rel-width="scale" style:rel-height="scale">
          <draw:image xlink:href="media/image6.png" xlink:type="simple" xlink:show="embed" xlink:actuate="onLoad"/>
          <svg:title/>
          <svg:desc/>
        </draw:frame>
        <draw:frame draw:id="id98" draw:style-name="a847" draw:name="Image 5" svg:x="6.34166in" svg:y="3.92155in" svg:width="6.33422in" svg:height="3.1458in" style:rel-width="scale" style:rel-height="scale">
          <draw:image xlink:href="media/image7.jpg" xlink:type="simple" xlink:show="embed" xlink:actuate="onLoad"/>
          <svg:title/>
          <svg:desc/>
        </draw:frame>
        <presentation:notes draw:style-name="a853">
          <draw:page-thumbnail draw:page-number="4" svg:x="0.75in" svg:y="1.25in" svg:width="6in" svg:height="3.375in" presentation:class="page" draw:id="id99" presentation:style-name="a848" draw:name="Espace réservé de l'image des diapositives 1">
            <svg:title/>
            <svg:desc/>
          </draw:page-thumbnail>
          <draw:frame draw:id="id100" presentation:style-name="a849" draw:name="Espace réservé des notes 2" svg:x="0.75in" svg:y="4.8125in" svg:width="6in" svg:height="3.9375in" presentation:class="notes" presentation:placeholder="true">
            <draw:text-box/>
            <svg:title/>
            <svg:desc/>
          </draw:frame>
          <draw:frame draw:id="id101" draw:style-name="a852" draw:name="Espace réservé du numéro de diapositive 3" svg:x="4.24826in" svg:y="9.49826in" svg:width="3.25in" svg:height="0.50174in">
            <draw:text-box>
              <text:p text:style-name="a851" text:class-names="" text:cond-style-name=""><text:span text:style-name="a850" text:class-names=""><text:page-number style:num-format="1" text:fixed="false"/></text:span></text:p>
            </draw:text-box>
            <svg:title/>
            <svg:desc/>
          </draw:frame>
        </presentation:notes>
      </draw:page>
      <draw:page draw:name="Slide5" draw:style-name="a855" draw:master-page-name="Master1-Layout1-title-Diapositive-de-titre" presentation:presentation-page-layout-name="Master1-PPL1" draw:id="Slide-260">
        <draw:custom-shape svg:x="3.48538in" svg:y="0.28216in" svg:width="8.88889in" svg:height="1.85185in" draw:id="id102" draw:style-name="a864" draw:name="Forme libre : forme 3">
          <svg:title/>
          <svg:desc/>
          <text:p text:style-name="a857" text:class-names="" text:cond-style-name=""><text:span text:style-name="a856" text:class-names="">PROTOTYPE</text:span></text:p>
          <text:list text:style-name="a860">
            <text:list-item>
              <text:list text:style-name="a860">
                <text:list-item>
                  <text:p text:style-name="a859" text:class-names="" text:cond-style-name=""><text:span text:style-name="a858" text:class-names="">Fonctionnement du circuit et du capteur</text:span></text:p>
                </text:list-item>
              </text:list>
            </text:list-item>
          </text:list>
          <text:list text:style-name="a863">
            <text:list-item>
              <text:list text:style-name="a863">
                <text:list-item>
                  <text:p text:style-name="a862" text:class-names="" text:cond-style-name=""><text:span text:style-name="a861" text:class-names="">Présentation du prototype</text:span></text:p>
                </text:list-item>
              </text:list>
            </text:list-item>
          </text:list>
          <draw:enhanced-geometry xmlns:dr3d="urn:oasis:names:tc:opendocument:xmlns:dr3d:1.0" draw:type="non-primitive" svg:viewBox="0 0 8128000 1693333"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8128000"/>
            <draw:equation draw:name="f2" draw:formula="1693333"/>
            <draw:equation draw:name="f3" draw:formula="169333"/>
            <draw:equation draw:name="f4" draw:formula="75813"/>
            <draw:equation draw:name="f5" draw:formula="7958667"/>
            <draw:equation draw:name="f6" draw:formula="8052187"/>
            <draw:equation draw:name="f7" draw:formula="1524000"/>
            <draw:equation draw:name="f8" draw:formula="1617520"/>
            <draw:equation draw:name="f9" draw:formula="?f2 - ?f0"/>
            <draw:equation draw:name="f10" draw:formula="?f1 - ?f0"/>
            <draw:equation draw:name="f11" draw:formula="?f10 / 8128000"/>
            <draw:equation draw:name="f12" draw:formula="?f9 / 1693333"/>
            <draw:equation draw:name="f13" draw:formula="0 * ?f10"/>
            <draw:equation draw:name="f14" draw:formula="169333 * ?f9"/>
            <draw:equation draw:name="f15" draw:formula="169333 * ?f10"/>
            <draw:equation draw:name="f16" draw:formula="0 * ?f9"/>
            <draw:equation draw:name="f17" draw:formula="7958667 * ?f10"/>
            <draw:equation draw:name="f18" draw:formula="8128000 * ?f10"/>
            <draw:equation draw:name="f19" draw:formula="1524000 * ?f9"/>
            <draw:equation draw:name="f20" draw:formula="1693333 * ?f9"/>
            <draw:equation draw:name="f21" draw:formula="?f13 / 8128000"/>
            <draw:equation draw:name="f22" draw:formula="?f14 / 1693333"/>
            <draw:equation draw:name="f23" draw:formula="?f15 / 8128000"/>
            <draw:equation draw:name="f24" draw:formula="?f16 / 1693333"/>
            <draw:equation draw:name="f25" draw:formula="?f17 / 8128000"/>
            <draw:equation draw:name="f26" draw:formula="?f18 / 8128000"/>
            <draw:equation draw:name="f27" draw:formula="?f19 / 1693333"/>
            <draw:equation draw:name="f28" draw:formula="?f20 / 1693333"/>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frame draw:id="id103" draw:style-name="a865" draw:transform="translate(-0.73046in -0.91624in) rotate(-4.71239) translate(4.40162in 1.16905in)" draw:name="Image 9" svg:width="1.46093in" svg:height="1.83248in" style:rel-width="scale" style:rel-height="scale">
          <draw:image xlink:href="media/image1.jpeg" xlink:type="simple" xlink:show="embed" xlink:actuate="onLoad"/>
          <svg:title/>
          <svg:desc/>
        </draw:frame>
        <draw:frame draw:id="id104" draw:style-name="a866" draw:transform="translate(-1.04826in -1.3879in) rotate(-4.71239) translate(1.66144in 3.18227in)" draw:name="Image 3" svg:width="2.09652in" svg:height="2.7758in" style:rel-width="scale" style:rel-height="scale">
          <draw:image xlink:href="media/image8.jpg" xlink:type="simple" xlink:show="embed" xlink:actuate="onLoad"/>
          <svg:title/>
          <svg:desc/>
        </draw:frame>
        <draw:frame draw:id="id105" draw:style-name="a867" draw:transform="translate(-1.10166in -1.45859in) rotate(-4.71239) translate(7.71323in 3.23567in)" draw:name="Image 4" svg:width="2.20332in" svg:height="2.91719in" style:rel-width="scale" style:rel-height="scale">
          <draw:image xlink:href="media/image9.jpg" xlink:type="simple" xlink:show="embed" xlink:actuate="onLoad"/>
          <svg:title/>
          <svg:desc/>
        </draw:frame>
        <draw:frame draw:id="id106" draw:style-name="a868" draw:transform="translate(-1.04826in -1.3879in) rotate(-4.71239) translate(1.66144in 5.90102in)" draw:name="Image 5" svg:width="2.09653in" svg:height="2.7758in" style:rel-width="scale" style:rel-height="scale">
          <draw:image xlink:href="media/image10.jpg" xlink:type="simple" xlink:show="embed" xlink:actuate="onLoad"/>
          <svg:title/>
          <svg:desc/>
        </draw:frame>
        <draw:frame draw:id="id107" draw:style-name="a869" draw:transform="translate(-1.10166in -1.4586in) rotate(-4.71239) translate(7.71324in 5.95443in)" draw:name="Image 6" svg:width="2.20332in" svg:height="2.9172in" style:rel-width="scale" style:rel-height="scale">
          <draw:image xlink:href="media/image11.jpg" xlink:type="simple" xlink:show="embed" xlink:actuate="onLoad"/>
          <svg:title/>
          <svg:desc/>
        </draw:frame>
        <draw:frame draw:id="id108" draw:style-name="a872" draw:name="ZoneTexte 7" svg:x="3.17783in" svg:y="2.88225in" svg:width="2.64078in" svg:height="0.70684in">
          <draw:text-box>
            <text:p text:style-name="a871" text:class-names="" text:cond-style-name=""><text:span text:style-name="a870" text:class-names="">Rien n’est touché, la LED verte est allumée.</text:span></text:p>
          </draw:text-box>
          <svg:title/>
          <svg:desc/>
        </draw:frame>
        <draw:frame draw:id="id109" draw:style-name="a875" draw:name="ZoneTexte 8" svg:x="9.31675in" svg:y="2.88225in" svg:width="2.91262in" svg:height="1.00977in">
          <draw:text-box>
            <text:p text:style-name="a874" text:class-names="" text:cond-style-name=""><text:span text:style-name="a873" text:class-names="">Un seul doigt touche le gobelet, la LED jaune est allumée.</text:span></text:p>
          </draw:text-box>
          <svg:title/>
          <svg:desc/>
        </draw:frame>
        <draw:frame draw:id="id110" draw:style-name="a878" draw:name="ZoneTexte 9" svg:x="3.17783in" svg:y="5.14662in" svg:width="2.33981in" svg:height="1.61563in">
          <draw:text-box>
            <text:p text:style-name="a877" text:class-names="" text:cond-style-name=""><text:span text:style-name="a876" text:class-names="">Deux doigts touche le gobelet, la LED rouge et jaune sont allumées simultanément.</text:span></text:p>
          </draw:text-box>
          <svg:title/>
          <svg:desc/>
        </draw:frame>
        <draw:frame draw:id="id111" draw:style-name="a881" draw:name="ZoneTexte 10" svg:x="9.31675in" svg:y="5.39615in" svg:width="3.2659in" svg:height="1.00977in">
          <draw:text-box>
            <text:p text:style-name="a880" text:class-names="" text:cond-style-name=""><text:span text:style-name="a879" text:class-names="">La main entière touche le gobelet, toutes les LED s’allume simultanément.</text:span></text:p>
          </draw:text-box>
          <svg:title/>
          <svg:desc/>
        </draw:frame>
        <presentation:notes draw:style-name="a887">
          <draw:page-thumbnail draw:page-number="5" svg:x="0.75in" svg:y="1.25in" svg:width="6in" svg:height="3.375in" presentation:class="page" draw:id="id112" presentation:style-name="a882" draw:name="Espace réservé de l'image des diapositives 1">
            <svg:title/>
            <svg:desc/>
          </draw:page-thumbnail>
          <draw:frame draw:id="id113" presentation:style-name="a883" draw:name="Espace réservé des notes 2" svg:x="0.75in" svg:y="4.8125in" svg:width="6in" svg:height="3.9375in" presentation:class="notes" presentation:placeholder="true">
            <draw:text-box/>
            <svg:title/>
            <svg:desc/>
          </draw:frame>
          <draw:frame draw:id="id114" draw:style-name="a886" draw:name="Espace réservé du numéro de diapositive 3" svg:x="4.24826in" svg:y="9.49826in" svg:width="3.25in" svg:height="0.50174in">
            <draw:text-box>
              <text:p text:style-name="a885" text:class-names="" text:cond-style-name=""><text:span text:style-name="a884"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16667in" svg:y="3.46212in" svg:width="11in" svg:height="1.87121in"/>
      <presentation:placeholder presentation:object="subtitle" svg:x="1.16667in" svg:y="5.41667in" svg:width="11in" svg:height="0.75in"/>
    </style:presentation-page-layout>
    <style:presentation-page-layout style:name="Master1-PPL2" style:display-name="Titre et contenu">
      <presentation:placeholder presentation:object="title" svg:x="1.66667in" svg:y="0.5in" svg:width="10in" svg:height="1.25in"/>
      <presentation:placeholder presentation:object="object"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3" style:display-name="En tête de section">
      <presentation:placeholder presentation:object="title" svg:x="1.66667in" svg:y="2in" svg:width="10in" svg:height="3in"/>
      <presentation:placeholder presentation:object="outline" svg:x="1.66667in" svg:y="5.0191in" svg:width="10in" svg:height="1.64757in"/>
    </style:presentation-page-layout>
    <style:presentation-page-layout style:name="Master1-PPL4" style:display-name="Deux contenus">
      <presentation:placeholder presentation:object="title" svg:x="1.66667in" svg:y="0.5in" svg:width="10in" svg:height="1.25in"/>
      <presentation:placeholder presentation:object="object" svg:x="1.66667in" svg:y="1.99653in" svg:width="4.75in" svg:height="4.67014in"/>
      <presentation:placeholder presentation:object="object" svg:x="6.91667in" svg:y="1.99653in" svg:width="4.75in" svg:height="4.67014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5" style:display-name="Comparaison">
      <presentation:placeholder presentation:object="title" svg:x="1.66667in" svg:y="0.5in" svg:width="10in" svg:height="1.25in"/>
      <presentation:placeholder presentation:object="outline" svg:x="1.67in" svg:y="2in" svg:width="4.75in" svg:height="0.75in"/>
      <presentation:placeholder presentation:object="object" svg:x="1.67in" svg:y="2.75in" svg:width="4.75in" svg:height="3.91667in"/>
      <presentation:placeholder presentation:object="outline" svg:x="6.92in" svg:y="2in" svg:width="4.75in" svg:height="0.75in"/>
      <presentation:placeholder presentation:object="object" svg:x="6.92in" svg:y="2.75in" svg:width="4.75in" svg:height="3.91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6" style:display-name="Titre uniquement">
      <presentation:placeholder presentation:object="title" svg:x="1.66667in" svg:y="0.5in" svg:width="10in" svg:height="1.25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7" style:display-name="Vide">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8" style:display-name="Contenu avec légende">
      <presentation:placeholder presentation:object="title" svg:x="8.75174in" svg:y="1.75in" svg:width="3.41493in" svg:height="2in"/>
      <presentation:placeholder presentation:object="object" svg:x="0.8316in" svg:y="0.83333in" svg:width="7in" svg:height="5.83333in"/>
      <presentation:placeholder presentation:object="outline" svg:x="8.75004in" svg:y="3.75in" svg:width="3.4166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9" style:display-name="Image avec légende">
      <presentation:placeholder presentation:object="title" svg:x="8.74667in" svg:y="1.75in" svg:width="3.42in" svg:height="2in"/>
      <presentation:placeholder presentation:object="graphic" svg:x="0.85439in" svg:y="0.85in" svg:width="7in" svg:height="5.8in"/>
      <presentation:placeholder presentation:object="outline" svg:x="8.74667in" svg:y="3.75in" svg:width="3.42in" svg:height="2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0" style:display-name="Titre et texte vertical">
      <presentation:placeholder presentation:object="title" svg:x="1.66667in" svg:y="0.5in" svg:width="10in" svg:height="1.25in"/>
      <presentation:placeholder presentation:object="outline" svg:x="1.66667in" svg:y="2in" svg:width="10in" svg:height="4.6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presentation-page-layout style:name="Master1-PPL11" style:display-name="Titre vertical et texte">
      <presentation:placeholder presentation:object="title" svg:x="9.54167in" svg:y="0.5in" svg:width="2.125in" svg:height="6.16667in"/>
      <presentation:placeholder presentation:object="outline" svg:x="1.66667in" svg:y="0.5in" svg:width="7.70833in" svg:height="6.16667in"/>
      <presentation:placeholder presentation:object="date-time" svg:x="9.41667in" svg:y="6.95833in" svg:width="1.08333in" svg:height="0.28125in"/>
      <presentation:placeholder presentation:object="footer" svg:x="1.66667in" svg:y="6.95833in" svg:width="7.52576in" svg:height="0.28125in"/>
      <presentation:placeholder presentation:object="page-number" svg:x="10.75in" svg:y="6.95833in" svg:width="0.91667in" svg:height="0.28125in"/>
    </style:presentation-page-layout>
    <style:style style:family="table-cell" style:name="a714">
      <style:table-cell-properties fo:background-color="#dceed0"/>
    </style:style>
    <style:style style:family="table-cell" style:name="a715">
      <style:table-cell-properties fo:background-color="#92d050" fo:border-bottom="0.04167in solid #ffffff"/>
      <style:text-properties fo:color="#ffffff" fo:font-family="+mn-lt" style:font-family-asian="+mn-ea" style:font-family-complex="+mn-cs" fo:font-weight="bold" style:font-weight-asian="bold" style:font-weight-complex="bold"/>
    </style:style>
    <style:style style:family="table-cell" style:name="a716">
      <style:table-cell-properties fo:background-color="#92d050" fo:border-top="0.04167in solid #ffffff"/>
      <style:text-properties fo:color="#ffffff" fo:font-family="+mn-lt" style:font-family-asian="+mn-ea" style:font-family-complex="+mn-cs" fo:font-weight="bold" style:font-weight-asian="bold" style:font-weight-complex="bold"/>
    </style:style>
    <style:style style:family="table-cell" style:name="a710">
      <style:table-cell-properties fo:background-color="#eef7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17">
      <style:table-cell-properties fo:background-color="#92d050"/>
      <style:text-properties fo:color="#ffffff" fo:font-family="+mn-lt" style:font-family-asian="+mn-ea" style:font-family-complex="+mn-cs" fo:font-weight="bold" style:font-weight-asian="bold" style:font-weight-complex="bold"/>
    </style:style>
    <style:style style:family="table-cell" style:name="a711">
      <style:table-cell-properties/>
    </style:style>
    <style:style style:family="graphic" style:name="Graphics"/>
    <style:style style:family="table-cell" style:name="a718">
      <style:table-cell-properties fo:background-color="#92d050"/>
      <style:text-properties fo:color="#ffffff" fo:font-family="+mn-lt" style:font-family-asian="+mn-ea" style:font-family-complex="+mn-cs" fo:font-weight="bold" style:font-weight-asian="bold" style:font-weight-complex="bold"/>
    </style:style>
    <style:style style:family="table-cell" style:name="a712">
      <style:table-cell-properties fo:background-color="#dceed0"/>
    </style:style>
    <style:style style:family="table-cell" style:name="a713">
      <style:table-cell-properties/>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0" xlink:href="media/image12.png" xlink:show="embed" xlink:actuate="onLoad"/>
    <draw:fill-image draw:name="a793" xlink:href="media/image13.png" xlink:show="embed" xlink:actuate="onLoad"/>
    <draw:fill-image draw:name="a519" xlink:href="media/image12.png" xlink:show="embed" xlink:actuate="onLoad"/>
    <draw:fill-image draw:name="a854" xlink:href="media/image12.png" xlink:show="embed" xlink:actuate="onLoad"/>
    <draw:fill-image draw:name="a205" xlink:href="media/image12.png" xlink:show="embed" xlink:actuate="onLoad"/>
    <draw:fill-image draw:name="a282" xlink:href="media/image12.png" xlink:show="embed" xlink:actuate="onLoad"/>
    <draw:fill-image draw:name="a719" xlink:href="media/image12.png" xlink:show="embed" xlink:actuate="onLoad"/>
    <draw:fill-image draw:name="a733" xlink:href="media/image12.png" xlink:show="embed" xlink:actuate="onLoad"/>
    <draw:fill-image draw:name="a412" xlink:href="media/image12.png" xlink:show="embed" xlink:actuate="onLoad"/>
    <draw:fill-image draw:name="a166" xlink:href="media/image12.png" xlink:show="embed" xlink:actuate="onLoad"/>
    <draw:fill-image draw:name="a747" xlink:href="media/image13.png" xlink:show="embed" xlink:actuate="onLoad"/>
    <draw:fill-image draw:name="a760" xlink:href="media/image14.png" xlink:show="embed" xlink:actuate="onLoad"/>
    <draw:fill-image draw:name="a105" xlink:href="media/image12.png" xlink:show="embed" xlink:actuate="onLoad"/>
    <draw:fill-image draw:name="a367" xlink:href="media/image12.png" xlink:show="embed" xlink:actuate="onLoad"/>
    <draw:fill-image draw:name="a61" xlink:href="media/image12.png" xlink:show="embed" xlink:actuate="onLoad"/>
    <draw:fill-image draw:name="a830" xlink:href="media/image12.png" xlink:show="embed" xlink:actuate="onLoad"/>
    <draw:fill-image draw:name="a574" xlink:href="media/image12.png" xlink:show="embed" xlink:actuate="onLoad"/>
    <draw:fill-image draw:name="a635" xlink:href="media/image12.png" xlink:show="embed" xlink:actuate="onLoad"/>
    <draw:fill-image draw:name="a780" xlink:href="media/image12.png" xlink:show="embed" xlink:actuate="onLoad"/>
    <draw:fill-image draw:name="a454" xlink:href="media/image12.png" xlink:show="embed" xlink:actuate="onLoad"/>
    <draw:fill-image draw:name="a843" xlink:href="media/image14.png" xlink:show="embed" xlink:actuate="onLoad"/>
    <table:table-template table:name="{5C22544A-7EE6-4342-B048-85BDC9FD1C3A}">
      <table:first-row table:style-name="a715" table:paragraph-style-name=""/>
      <table:last-row table:style-name="a716" table:paragraph-style-name=""/>
      <table:first-column table:style-name="a717" table:paragraph-style-name=""/>
      <table:last-column table:style-name="a718" table:paragraph-style-name=""/>
      <table:body table:style-name="a710" table:paragraph-style-name=""/>
      <table:even-rows table:style-name="a713" table:paragraph-style-name=""/>
      <table:odd-rows table:style-name="a714" table:paragraph-style-name=""/>
      <table:even-columns table:style-name="a711" table:paragraph-style-name=""/>
      <table:odd-columns table:style-name="a7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3">
      <style:graphic-properties draw:fill="none" draw:stroke="solid" svg:stroke-width="0.01389in" svg:stroke-color="#000000" svg:stroke-opacity="100%"/>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draw:fill="none" draw:stroke="solid" svg:stroke-width="0.01389in" svg:stroke-color="#000000" svg:stroke-opacity="100%"/>
    </style:style>
    <style:style style:family="paragraph" style:name="a2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bitmap" draw:fill-image-name="a45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9">
      <style:graphic-properties draw:fill="none" draw:stroke="solid" svg:stroke-width="0.01389in" svg:stroke-color="#000000" svg:stroke-opacity="100%"/>
    </style:style>
    <style:style style:family="text" style:name="a48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6">
      <style:graphic-properties draw:fill="none" draw:stroke="solid" svg:stroke-width="0.01389in" svg:stroke-color="#000000" svg:stroke-opacity="100%"/>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draw:opacity="71%"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3">
      <style:drawing-page-properties draw:fill="bitmap" draw:fill-image-name="a28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bitmap" draw:fill-image-name="a519"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05in" fo:padding-bottom="0.05in" fo:padding-left="0.1in" fo:padding-right="0.1in" draw:textarea-vertical-align="middle" draw:textarea-horizontal-align="center" draw:fill="solid" draw:fill-color="#000000" draw:opacity="100%" draw:stroke="solid" svg:stroke-width="0.11111in" svg:stroke-color="#ffffff"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0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andara"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draw:fill="none" draw:stroke="solid" svg:stroke-width="0.01389in" svg:stroke-color="#000000" svg:stroke-opacity="100%"/>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bitmap" draw:fill-image-name="a1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4">
      <style:graphic-properties draw:fill="none" draw:stroke="solid" svg:stroke-width="0.01389in" svg:stroke-color="#000000" svg:stroke-opacity="100%"/>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bitmap" draw:fill-image-name="a574"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1">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bitmap" draw:fill-image-name="a367"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2">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
      <style:graphic-properties draw:fill="none" draw:stroke="solid" svg:stroke-width="0.01389in" svg:stroke-color="#000000" svg:stroke-opacity="100%"/>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draw:fill="none" draw:stroke="solid" svg:stroke-width="0.01389in" svg:stroke-color="#000000" svg:stroke-opacity="100%"/>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bitmap" draw:fill-image-name="a166"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92d050" style:text-line-through-type="none" style:text-line-through-style="none" style:text-line-through-width="auto" style:text-line-through-color="font-color" style:text-position="0% 100%" fo:font-family="Consola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draw:fill="none" draw:stroke="solid" svg:stroke-width="0.01389in" svg:stroke-color="#000000" svg:stroke-opacity="100%"/>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6">
      <style:drawing-page-properties draw:fill="bitmap" draw:fill-image-name="a63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
      <style:graphic-properties draw:fill="none" draw:stroke="solid" svg:stroke-width="0.01389in" svg:stroke-color="#000000" svg:strok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3">
      <style:drawing-page-properties draw:fill="bitmap" draw:fill-image-name="a412"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4">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d9d9d9" style:text-line-through-type="none" style:text-line-through-style="none" style:text-line-through-width="auto" style:text-line-through-color="font-color" style:text-position="0% 100%" fo:font-family="Candar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d9d9d9"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6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d9d9d9" style:text-line-through-type="none" style:text-line-through-style="none" style:text-line-through-width="auto" style:text-line-through-color="font-color" style:text-position="0% 100%" fo:font-family="Candar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1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90%" fo:text-align="left" style:tab-stop-distance="1in" fo:margin-left="1.3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d9d9d9" style:text-line-through-type="none" style:text-line-through-style="none" style:text-line-through-width="auto" style:text-line-through-color="font-color" style:text-position="0% 100%" fo:font-family="Candar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left" style:tab-stop-distance="1in" fo:margin-left="1.65in" fo:margin-right="0in" fo:text-indent="-0.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6">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bitmap" draw:fill-image-name="a61"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6">
      <style:drawing-page-properties draw:fill="bitmap" draw:fill-image-name="a205" style:repeat="stretch" draw:opacity="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
      <style:graphic-properties fo:wrap-option="wrap" fo:padding-top="0.05in" fo:padding-bottom="0.05in" fo:padding-left="0.1in" fo:padding-right="0.1in" draw:textarea-vertical-align="middle" draw:textarea-horizontal-align="center" draw:fill="solid" draw:fill-color="#262626" draw:opacity="75%"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92d050" style:text-line-through-type="none" style:text-line-through-style="none" style:text-line-through-width="auto" style:text-line-through-color="font-color" style:text-position="0% 100%" fo:font-family="Consolas"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ndar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draw:fill="none" draw:stroke="solid" svg:stroke-width="0.01389in" svg:stroke-color="#000000" svg:stroke-opacity="100%"/>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onsolas"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9d9d9" style:text-line-through-type="none" style:text-line-through-style="none" style:text-line-through-width="auto" style:text-line-through-color="font-color" style:text-position="0% 100%" fo:font-family="Candara"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ndara"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65in"/>
      </text:list-level-style-number>
      <text:list-level-style-number text:level="3" style:num-format="">
        <style:list-level-properties text:space-before="1in"/>
      </text:list-level-style-number>
      <text:list-level-style-number text:level="4" style:num-format="">
        <style:list-level-properties text:space-before="1.35in"/>
      </text:list-level-style-number>
      <text:list-level-style-number text:level="5" style:num-format="">
        <style:list-level-properties text:space-before="1.6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7">
      <text:list-level-style-bullet text:level="1" text:bullet-char="•">
        <style:list-level-properties text:space-before="0in" text:min-label-width="0.25in"/>
        <style:text-properties fo:color="#92d050" fo:font-family="Arial" style:font-family-generic="swiss" style:font-pitch="variable" fo:font-size="100%"/>
      </text:list-level-style-bullet>
      <text:list-level-style-bullet text:level="2" text:bullet-char="•">
        <style:list-level-properties text:space-before="0.4in" text:min-label-width="0.25in"/>
        <style:text-properties fo:color="#92d050" fo:font-family="Arial" style:font-family-generic="swiss" style:font-pitch="variable" fo:font-size="100%"/>
      </text:list-level-style-bullet>
      <text:list-level-style-bullet text:level="3" text:bullet-char="•">
        <style:list-level-properties text:space-before="0.75in" text:min-label-width="0.25in"/>
        <style:text-properties fo:color="#92d050" fo:font-family="Arial" style:font-family-generic="swiss" style:font-pitch="variable" fo:font-size="100%"/>
      </text:list-level-style-bullet>
      <text:list-level-style-bullet text:level="4" text:bullet-char="•">
        <style:list-level-properties text:space-before="1.1in" text:min-label-width="0.25in"/>
        <style:text-properties fo:color="#92d050" fo:font-family="Arial" style:font-family-generic="swiss" style:font-pitch="variable" fo:font-size="100%"/>
      </text:list-level-style-bullet>
      <text:list-level-style-bullet text:level="5" text:bullet-char="•">
        <style:list-level-properties text:space-before="1.4in" text:min-label-width="0.25in"/>
        <style:text-properties fo:color="#92d050" fo:font-family="Arial" style:font-family-generic="swiss" style:font-pitch="variable" fo:font-size="100%"/>
      </text:list-level-style-bullet>
      <text:list-level-style-bullet text:level="6" text:bullet-char="•">
        <style:list-level-properties text:space-before="2.5in" text:min-label-width="0.25in"/>
        <style:text-properties fo:color="#92d050" fo:font-family="Arial" style:font-family-generic="swiss" style:font-pitch="variable" fo:font-size="100%"/>
      </text:list-level-style-bullet>
      <text:list-level-style-bullet text:level="7" text:bullet-char="•">
        <style:list-level-properties text:space-before="3in" text:min-label-width="0.25in"/>
        <style:text-properties fo:color="#92d050" fo:font-family="Arial" style:font-family-generic="swiss" style:font-pitch="variable" fo:font-size="100%"/>
      </text:list-level-style-bullet>
      <text:list-level-style-bullet text:level="8" text:bullet-char="•">
        <style:list-level-properties text:space-before="3.5in" text:min-label-width="0.25in"/>
        <style:text-properties fo:color="#92d050" fo:font-family="Arial" style:font-family-generic="swiss" style:font-pitch="variable" fo:font-size="100%"/>
      </text:list-level-style-bullet>
      <text:list-level-style-bullet text:level="9" text:bullet-char="•">
        <style:list-level-properties text:space-before="4in" text:min-label-width="0.25in"/>
        <style:text-properties fo:color="#92d050" fo:font-family="Arial" style:font-family-generic="swiss" style:font-pitch="variable" fo:font-size="100%"/>
      </text:list-level-style-bullet>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chnologie-informatique-16:9" style:page-layout-name="pageLayout1" draw:style-name="a1">
      <draw:frame draw:id="id0" presentation:style-name="a4" draw:name="Espace réservé du titre 1" svg:x="1.66667in" svg:y="0.5in" svg:width="10in" svg:height="1.25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20" draw:name="Espace réservé du texte 2" svg:x="1.66667in" svg:y="2in" svg:width="10in" svg:height="4.66667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9.41667in" svg:y="6.95833in" svg:width="1.08333in" svg:height="0.28125in" presentation:class="date-time" presentation:placeholder="false">
        <draw:text-box>
          <text:p text:style-name="a23" text:class-names="" text:cond-style-name=""><text:span text:style-name="a21" text:class-names=""><text:date text:fixed="false" style:data-style-name="a22">15/11/2016</text:date></text:span></text:p>
        </draw:text-box>
        <svg:title/>
        <svg:desc/>
      </draw:frame>
      <draw:frame draw:id="id3" presentation:style-name="a27" draw:name="Espace réservé du pied de page 4" svg:x="1.66667in" svg:y="6.95833in" svg:width="7.52576in" svg:height="0.28125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10.75in" svg:y="6.95833in" svg:width="0.91667in" svg:height="0.28125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Espace réservé de l’en-tête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4" text:class-names=""><text:date text:fixed="false" style:data-style-name="a35">15/11/2016</text:date></text:span></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3" draw:name="Espace réservé des notes 4" svg:x="0.75in" svg:y="4.8125in" svg:width="6in" svg:height="3.9375in" presentation:class="notes" presentation:placeholder="false">
          <draw:text-box>
            <text:p text:style-name="a40" text:class-names="" text:cond-style-name=""><text:span text:style-name="a39" text:class-names="">Modifiez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Cinquième niveau</text:span></text:p>
                              </text:list-item>
                            </text:list>
                          </text:list-item>
                        </text:list>
                      </text:list-item>
                    </text:list>
                  </text:list-item>
                </text:list>
              </text:list-item>
            </text:list>
          </draw:text-box>
          <svg:title/>
          <svg:desc/>
        </draw:frame>
        <draw:frame draw:id="id9" presentation:style-name="a56" draw:name="Espace réservé du pied de page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Espace réservé du numéro de diapositive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Diapositive-de-titre" style:page-layout-name="pageLayout1" draw:style-name="a62">
      <draw:custom-shape svg:x="0in" svg:y="3.08948in" svg:width="13.33in" svg:height="3.47871in" draw:id="id11" draw:style-name="a65" draw:name="Rectangle 7">
        <svg:title/>
        <svg:desc/>
        <text:p text:style-name="a64" text:class-names="" text:cond-style-name=""><text:span text:style-name="a63" text:class-names=""/></text:p>
        <draw:enhanced-geometry xmlns:dr3d="urn:oasis:names:tc:opendocument:xmlns:dr3d:1.0" draw:type="non-primitive" svg:viewBox="0 0 21600 21600" draw:enhanced-path="M 0 0 L 21600 0 21600 21600 0 21600 Z N"/>
      </draw:custom-shape>
      <draw:custom-shape svg:x="0in" svg:y="3.36364in" svg:width="13.33in" svg:height="2.88636in" draw:id="id12" draw:style-name="a68" draw:name="Rectangle 6">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3" presentation:style-name="a71" draw:name="Titre 1" svg:x="1.16667in" svg:y="3.46212in" svg:width="11in" svg:height="1.87121in" presentation:class="title" presentation:placeholder="false">
        <draw:text-box>
          <text:p text:style-name="a70" text:class-names="" text:cond-style-name=""><text:span text:style-name="a69" text:class-names="">Modifiez le style du titre</text:span></text:p>
        </draw:text-box>
        <svg:title/>
        <svg:desc/>
      </draw:frame>
      <draw:frame draw:id="id14" presentation:style-name="a74" draw:name="Sous-titre 2" svg:x="1.16667in" svg:y="5.41667in" svg:width="11in" svg:height="0.75in" presentation:class="subtitle" presentation:placeholder="false">
        <draw:text-box>
          <text:p text:style-name="a73" text:class-names="" text:cond-style-name=""><text:span text:style-name="a72" text:class-names="">Modifier le style des sous-titres du masque</text:span></text:p>
        </draw:text-box>
        <svg:title/>
        <svg:desc/>
      </draw:frame>
      <presentation:notes style:page-layout-name="pageLayout2" draw:style-name="a104">
        <draw:frame draw:id="id5" presentation:style-name="a77" draw:name="Espace réservé de l’en-tête 1" svg:x="0in" svg:y="0in" svg:width="3.25in" svg:height="0.50174in" presentation:class="header" presentation:placeholder="false">
          <draw:text-box>
            <text:p text:style-name="a76" text:class-names="" text:cond-style-name=""><text:span text:style-name="a75" text:class-names=""/></text:p>
          </draw:text-box>
          <svg:title/>
          <svg:desc/>
        </draw:frame>
        <draw:frame draw:id="id6" presentation:style-name="a81" draw:name="Espace réservé de la date 2" svg:x="4.24826in" svg:y="0in" svg:width="3.25in" svg:height="0.50174in" presentation:class="date-time" presentation:placeholder="false">
          <draw:text-box>
            <text:p text:style-name="a80" text:class-names="" text:cond-style-name=""><text:span text:style-name="a78" text:class-names=""><text:date text:fixed="false" style:data-style-name="a79">15/11/2016</text:date></text:span></text:p>
          </draw:text-box>
          <svg:title/>
          <svg:desc/>
        </draw:frame>
        <draw:page-thumbnail svg:x="0.75in" svg:y="1.25in" svg:width="6in" svg:height="3.375in" presentation:class="page" draw:id="id7" presentation:style-name="a82" draw:name="Espace réservé de l’image des diapositives 3">
          <svg:title/>
          <svg:desc/>
        </draw:page-thumbnail>
        <draw:frame draw:id="id8" presentation:style-name="a97" draw:name="Espace réservé des notes 4" svg:x="0.75in" svg:y="4.8125in" svg:width="6in" svg:height="3.9375in" presentation:class="notes" presentation:placeholder="false">
          <draw:text-box>
            <text:p text:style-name="a84" text:class-names="" text:cond-style-name=""><text:span text:style-name="a83" text:class-names="">Modifiez les styles du texte du masque</text:span></text:p>
            <text:list text:style-name="a87">
              <text:list-item>
                <text:list text:style-name="a87">
                  <text:list-item>
                    <text:p text:style-name="a86" text:class-names="" text:cond-style-name=""><text:span text:style-name="a85" text:class-names="">Deuxième niveau</text:span></text:p>
                  </text:list-item>
                </text:list>
              </text:list-item>
            </text:list>
            <text:list text:style-name="a90">
              <text:list-item>
                <text:list text:style-name="a90">
                  <text:list-item>
                    <text:list text:style-name="a90">
                      <text:list-item>
                        <text:p text:style-name="a89" text:class-names="" text:cond-style-name=""><text:span text:style-name="a88" text:class-names="">Troisième niveau</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Quatrième niveau</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Cinquième niveau</text:span></text:p>
                              </text:list-item>
                            </text:list>
                          </text:list-item>
                        </text:list>
                      </text:list-item>
                    </text:list>
                  </text:list-item>
                </text:list>
              </text:list-item>
            </text:list>
          </draw:text-box>
          <svg:title/>
          <svg:desc/>
        </draw:frame>
        <draw:frame draw:id="id9" presentation:style-name="a100" draw:name="Espace réservé du pied de page 5" svg:x="0in" svg:y="9.49826in" svg:width="3.25in" svg:height="0.50174in" presentation:class="footer" presentation:placeholder="false">
          <draw:text-box>
            <text:p text:style-name="a99" text:class-names="" text:cond-style-name=""><text:span text:style-name="a98" text:class-names=""/></text:p>
          </draw:text-box>
          <svg:title/>
          <svg:desc/>
        </draw:frame>
        <draw:frame draw:id="id10" presentation:style-name="a103" draw:name="Espace réservé du numéro de diapositive 6" svg:x="4.24826in" svg:y="9.49826in" svg:width="3.25in" svg:height="0.50174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master-page>
    <style:master-page style:name="Master1-Layout2-obj-Titre-et-contenu" style:page-layout-name="pageLayout1" draw:style-name="a106">
      <draw:frame draw:id="id15" presentation:style-name="a109" draw:name="Titre 1" svg:x="1.66667in" svg:y="0.5in" svg:width="10in" svg:height="1.25in" presentation:class="title" presentation:placeholder="false">
        <draw:text-box>
          <text:p text:style-name="a108" text:class-names="" text:cond-style-name=""><text:span text:style-name="a107" text:class-names="">Modifiez le style du titre</text:span></text:p>
        </draw:text-box>
        <svg:title/>
        <svg:desc/>
      </draw:frame>
      <draw:frame draw:id="id16" presentation:style-name="a125" draw:name="Espace réservé du contenu 2" svg:x="1.66667in" svg:y="2in" svg:width="10in" svg:height="4.66667in" presentation:class="object" presentation:placeholder="false">
        <draw:text-box>
          <text:list text:style-name="a112">
            <text:list-item>
              <text:p text:style-name="a111" text:class-names="" text:cond-style-name=""><text:span text:style-name="a110" text:class-names="">Modifier les styles du texte du masque</text:span></text:p>
            </text:list-item>
          </text:list>
          <text:list text:style-name="a115">
            <text:list-item>
              <text:list text:style-name="a115">
                <text:list-item>
                  <text:p text:style-name="a114" text:class-names="" text:cond-style-name=""><text:span text:style-name="a113" text:class-names="">Deuxièm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Troisièm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Quatrième niveau</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Cinquième niveau</text:span></text:p>
                            </text:list-item>
                          </text:list>
                        </text:list-item>
                      </text:list>
                    </text:list-item>
                  </text:list>
                </text:list-item>
              </text:list>
            </text:list-item>
          </text:list>
        </draw:text-box>
        <svg:title/>
        <svg:desc/>
      </draw:frame>
      <draw:frame draw:id="id17" presentation:style-name="a129" draw:name="Espace réservé de la date 3" svg:x="9.41667in" svg:y="6.95833in" svg:width="1.08333in" svg:height="0.28125in" presentation:class="date-time" presentation:placeholder="false">
        <draw:text-box>
          <text:p text:style-name="a128" text:class-names="" text:cond-style-name=""><text:span text:style-name="a126" text:class-names=""><text:date text:fixed="false" style:data-style-name="a127">15/11/2016</text:date></text:span></text:p>
        </draw:text-box>
        <svg:title/>
        <svg:desc/>
      </draw:frame>
      <draw:frame draw:id="id18" presentation:style-name="a132" draw:name="Espace réservé du pied de page 4" svg:x="1.66667in" svg:y="6.95833in" svg:width="7.52576in" svg:height="0.28125in" presentation:class="footer" presentation:placeholder="false">
        <draw:text-box>
          <text:p text:style-name="a131" text:class-names="" text:cond-style-name=""><text:span text:style-name="a130" text:class-names=""/></text:p>
        </draw:text-box>
        <svg:title/>
        <svg:desc/>
      </draw:frame>
      <draw:frame draw:id="id19" presentation:style-name="a135" draw:name="Espace réservé du numéro de diapositive 5" svg:x="10.75in" svg:y="6.95833in" svg:width="0.91667in" svg:height="0.28125in" presentation:class="page-number" presentation:placeholder="false">
        <draw:text-box>
          <text:p text:style-name="a134" text:class-names="" text:cond-style-name=""><text:span text:style-name="a133" text:class-names=""><text:page-number style:num-format="1" text:fixed="false"/></text:span></text:p>
        </draw:text-box>
        <svg:title/>
        <svg:desc/>
      </draw:frame>
      <presentation:notes style:page-layout-name="pageLayout2" draw:style-name="a165">
        <draw:frame draw:id="id5" presentation:style-name="a138" draw:name="Espace réservé de l’en-tête 1" svg:x="0in" svg:y="0in" svg:width="3.25in" svg:height="0.50174in" presentation:class="header" presentation:placeholder="false">
          <draw:text-box>
            <text:p text:style-name="a137" text:class-names="" text:cond-style-name=""><text:span text:style-name="a136" text:class-names=""/></text:p>
          </draw:text-box>
          <svg:title/>
          <svg:desc/>
        </draw:frame>
        <draw:frame draw:id="id6" presentation:style-name="a142" draw:name="Espace réservé de la date 2" svg:x="4.24826in" svg:y="0in" svg:width="3.25in" svg:height="0.50174in" presentation:class="date-time" presentation:placeholder="false">
          <draw:text-box>
            <text:p text:style-name="a141" text:class-names="" text:cond-style-name=""><text:span text:style-name="a139" text:class-names=""><text:date text:fixed="false" style:data-style-name="a140">15/11/2016</text:date></text:span></text:p>
          </draw:text-box>
          <svg:title/>
          <svg:desc/>
        </draw:frame>
        <draw:page-thumbnail svg:x="0.75in" svg:y="1.25in" svg:width="6in" svg:height="3.375in" presentation:class="page" draw:id="id7" presentation:style-name="a143" draw:name="Espace réservé de l’image des diapositives 3">
          <svg:title/>
          <svg:desc/>
        </draw:page-thumbnail>
        <draw:frame draw:id="id8" presentation:style-name="a158" draw:name="Espace réservé des notes 4" svg:x="0.75in" svg:y="4.8125in" svg:width="6in" svg:height="3.9375in" presentation:class="notes" presentation:placeholder="false">
          <draw:text-box>
            <text:p text:style-name="a145" text:class-names="" text:cond-style-name=""><text:span text:style-name="a144" text:class-names="">Modifiez les styles du texte du masque</text:span></text:p>
            <text:list text:style-name="a148">
              <text:list-item>
                <text:list text:style-name="a148">
                  <text:list-item>
                    <text:p text:style-name="a147" text:class-names="" text:cond-style-name=""><text:span text:style-name="a146" text:class-names="">Deuxième niveau</text:span></text:p>
                  </text:list-item>
                </text:list>
              </text:list-item>
            </text:list>
            <text:list text:style-name="a151">
              <text:list-item>
                <text:list text:style-name="a151">
                  <text:list-item>
                    <text:list text:style-name="a151">
                      <text:list-item>
                        <text:p text:style-name="a150" text:class-names="" text:cond-style-name=""><text:span text:style-name="a149" text:class-names="">Troisième niveau</text:span></text:p>
                      </text:list-item>
                    </text:list>
                  </text:list-item>
                </text:list>
              </text:list-item>
            </text:list>
            <text:list text:style-name="a154">
              <text:list-item>
                <text:list text:style-name="a154">
                  <text:list-item>
                    <text:list text:style-name="a154">
                      <text:list-item>
                        <text:list text:style-name="a154">
                          <text:list-item>
                            <text:p text:style-name="a153" text:class-names="" text:cond-style-name=""><text:span text:style-name="a152" text:class-names="">Quatrième niveau</text:span></text:p>
                          </text:list-item>
                        </text:list>
                      </text:list-item>
                    </text:list>
                  </text:list-item>
                </text:list>
              </text:list-item>
            </text:list>
            <text:list text:style-name="a157">
              <text:list-item>
                <text:list text:style-name="a157">
                  <text:list-item>
                    <text:list text:style-name="a157">
                      <text:list-item>
                        <text:list text:style-name="a157">
                          <text:list-item>
                            <text:list text:style-name="a157">
                              <text:list-item>
                                <text:p text:style-name="a156" text:class-names="" text:cond-style-name=""><text:span text:style-name="a155" text:class-names="">Cinquième niveau</text:span></text:p>
                              </text:list-item>
                            </text:list>
                          </text:list-item>
                        </text:list>
                      </text:list-item>
                    </text:list>
                  </text:list-item>
                </text:list>
              </text:list-item>
            </text:list>
          </draw:text-box>
          <svg:title/>
          <svg:desc/>
        </draw:frame>
        <draw:frame draw:id="id9" presentation:style-name="a161" draw:name="Espace réservé du pied de page 5" svg:x="0in" svg:y="9.49826in" svg:width="3.25in" svg:height="0.50174in" presentation:class="footer" presentation:placeholder="false">
          <draw:text-box>
            <text:p text:style-name="a160" text:class-names="" text:cond-style-name=""><text:span text:style-name="a159" text:class-names=""/></text:p>
          </draw:text-box>
          <svg:title/>
          <svg:desc/>
        </draw:frame>
        <draw:frame draw:id="id10" presentation:style-name="a164" draw:name="Espace réservé du numéro de diapositive 6" svg:x="4.24826in" svg:y="9.49826in" svg:width="3.25in" svg:height="0.50174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master-page>
    <style:master-page style:name="Master1-Layout3-secHead-En-tête-de-section" style:page-layout-name="pageLayout1" draw:style-name="a167">
      <draw:frame draw:id="id20" presentation:style-name="a170" draw:name="Titre 1" svg:x="1.66667in" svg:y="2in" svg:width="10in" svg:height="3in" presentation:class="title" presentation:placeholder="false">
        <draw:text-box>
          <text:p text:style-name="a169" text:class-names="" text:cond-style-name=""><text:span text:style-name="a168" text:class-names="">Modifiez le style du titre</text:span></text:p>
        </draw:text-box>
        <svg:title/>
        <svg:desc/>
      </draw:frame>
      <draw:frame draw:id="id21" presentation:style-name="a174" draw:name="Espace réservé du texte 2" svg:x="1.66667in" svg:y="5.0191in" svg:width="10in" svg:height="1.64757in" presentation:class="outline" presentation:placeholder="false">
        <draw:text-box>
          <text:list text:style-name="a173">
            <text:list-item>
              <text:p text:style-name="a172" text:class-names="" text:cond-style-name=""><text:span text:style-name="a171" text:class-names="">Modifier les styles du texte du masque</text:span></text:p>
            </text:list-item>
          </text:list>
        </draw:text-box>
        <svg:title/>
        <svg:desc/>
      </draw:frame>
      <presentation:notes style:page-layout-name="pageLayout2" draw:style-name="a204">
        <draw:frame draw:id="id5" presentation:style-name="a177" draw:name="Espace réservé de l’en-tête 1" svg:x="0in" svg:y="0in" svg:width="3.25in" svg:height="0.50174in" presentation:class="header" presentation:placeholder="false">
          <draw:text-box>
            <text:p text:style-name="a176" text:class-names="" text:cond-style-name=""><text:span text:style-name="a175" text:class-names=""/></text:p>
          </draw:text-box>
          <svg:title/>
          <svg:desc/>
        </draw:frame>
        <draw:frame draw:id="id6" presentation:style-name="a181" draw:name="Espace réservé de la date 2" svg:x="4.24826in" svg:y="0in" svg:width="3.25in" svg:height="0.50174in" presentation:class="date-time" presentation:placeholder="false">
          <draw:text-box>
            <text:p text:style-name="a180" text:class-names="" text:cond-style-name=""><text:span text:style-name="a178" text:class-names=""><text:date text:fixed="false" style:data-style-name="a179">15/11/2016</text:date></text:span></text:p>
          </draw:text-box>
          <svg:title/>
          <svg:desc/>
        </draw:frame>
        <draw:page-thumbnail svg:x="0.75in" svg:y="1.25in" svg:width="6in" svg:height="3.375in" presentation:class="page" draw:id="id7" presentation:style-name="a182" draw:name="Espace réservé de l’image des diapositives 3">
          <svg:title/>
          <svg:desc/>
        </draw:page-thumbnail>
        <draw:frame draw:id="id8" presentation:style-name="a197" draw:name="Espace réservé des notes 4" svg:x="0.75in" svg:y="4.8125in" svg:width="6in" svg:height="3.9375in" presentation:class="notes" presentation:placeholder="false">
          <draw:text-box>
            <text:p text:style-name="a184" text:class-names="" text:cond-style-name=""><text:span text:style-name="a183" text:class-names="">Modifiez les styles du texte du masque</text:span></text:p>
            <text:list text:style-name="a187">
              <text:list-item>
                <text:list text:style-name="a187">
                  <text:list-item>
                    <text:p text:style-name="a186" text:class-names="" text:cond-style-name=""><text:span text:style-name="a185" text:class-names="">Deuxième niveau</text:span></text:p>
                  </text:list-item>
                </text:list>
              </text:list-item>
            </text:list>
            <text:list text:style-name="a190">
              <text:list-item>
                <text:list text:style-name="a190">
                  <text:list-item>
                    <text:list text:style-name="a190">
                      <text:list-item>
                        <text:p text:style-name="a189" text:class-names="" text:cond-style-name=""><text:span text:style-name="a188" text:class-names="">Troisième niveau</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Quatrième niveau</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Cinquième niveau</text:span></text:p>
                              </text:list-item>
                            </text:list>
                          </text:list-item>
                        </text:list>
                      </text:list-item>
                    </text:list>
                  </text:list-item>
                </text:list>
              </text:list-item>
            </text:list>
          </draw:text-box>
          <svg:title/>
          <svg:desc/>
        </draw:frame>
        <draw:frame draw:id="id9" presentation:style-name="a200" draw:name="Espace réservé du pied de page 5" svg:x="0in" svg:y="9.49826in" svg:width="3.25in" svg:height="0.50174in" presentation:class="footer" presentation:placeholder="false">
          <draw:text-box>
            <text:p text:style-name="a199" text:class-names="" text:cond-style-name=""><text:span text:style-name="a198" text:class-names=""/></text:p>
          </draw:text-box>
          <svg:title/>
          <svg:desc/>
        </draw:frame>
        <draw:frame draw:id="id10" presentation:style-name="a203" draw:name="Espace réservé du numéro de diapositive 6" svg:x="4.24826in" svg:y="9.49826in" svg:width="3.25in" svg:height="0.50174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master-page>
    <style:master-page style:name="Master1-Layout4-twoObj-Deux-contenus" style:page-layout-name="pageLayout1" draw:style-name="a206">
      <draw:frame draw:id="id22" presentation:style-name="a209" draw:name="Titre 1" svg:x="1.66667in" svg:y="0.5in" svg:width="10in" svg:height="1.25in" presentation:class="title" presentation:placeholder="false">
        <draw:text-box>
          <text:p text:style-name="a208" text:class-names="" text:cond-style-name=""><text:span text:style-name="a207" text:class-names="">Modifiez le style du titre</text:span></text:p>
        </draw:text-box>
        <svg:title/>
        <svg:desc/>
      </draw:frame>
      <draw:frame draw:id="id23" presentation:style-name="a225" draw:name="Espace réservé du contenu 2" svg:x="1.66667in" svg:y="1.99653in" svg:width="4.75in" svg:height="4.67014in" presentation:class="object" presentation:placeholder="false">
        <draw:text-box>
          <text:list text:style-name="a212">
            <text:list-item>
              <text:p text:style-name="a211" text:class-names="" text:cond-style-name=""><text:span text:style-name="a210" text:class-names="">Modifier les styles du texte du masque</text:span></text:p>
            </text:list-item>
          </text:list>
          <text:list text:style-name="a215">
            <text:list-item>
              <text:list text:style-name="a215">
                <text:list-item>
                  <text:p text:style-name="a214" text:class-names="" text:cond-style-name=""><text:span text:style-name="a213" text:class-names="">Deuxième niveau</text:span></text:p>
                </text:list-item>
              </text:list>
            </text:list-item>
          </text:list>
          <text:list text:style-name="a218">
            <text:list-item>
              <text:list text:style-name="a218">
                <text:list-item>
                  <text:list text:style-name="a218">
                    <text:list-item>
                      <text:p text:style-name="a217" text:class-names="" text:cond-style-name=""><text:span text:style-name="a216" text:class-names="">Troisième niveau</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Quatrième niveau</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Cinquième niveau</text:span></text:p>
                            </text:list-item>
                          </text:list>
                        </text:list-item>
                      </text:list>
                    </text:list-item>
                  </text:list>
                </text:list-item>
              </text:list>
            </text:list-item>
          </text:list>
        </draw:text-box>
        <svg:title/>
        <svg:desc/>
      </draw:frame>
      <draw:frame draw:id="id24" presentation:style-name="a241" draw:name="Espace réservé du contenu 3" svg:x="6.91667in" svg:y="1.99653in" svg:width="4.75in" svg:height="4.67014in" presentation:class="object" presentation:placeholder="false">
        <draw:text-box>
          <text:list text:style-name="a228">
            <text:list-item>
              <text:p text:style-name="a227" text:class-names="" text:cond-style-name=""><text:span text:style-name="a226" text:class-names="">Modifier les styles du texte du masque</text:span></text:p>
            </text:list-item>
          </text:list>
          <text:list text:style-name="a231">
            <text:list-item>
              <text:list text:style-name="a231">
                <text:list-item>
                  <text:p text:style-name="a230" text:class-names="" text:cond-style-name=""><text:span text:style-name="a229" text:class-names="">Deuxième niveau</text:span></text:p>
                </text:list-item>
              </text:list>
            </text:list-item>
          </text:list>
          <text:list text:style-name="a234">
            <text:list-item>
              <text:list text:style-name="a234">
                <text:list-item>
                  <text:list text:style-name="a234">
                    <text:list-item>
                      <text:p text:style-name="a233" text:class-names="" text:cond-style-name=""><text:span text:style-name="a232" text:class-names="">Troisième niveau</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Quatrième niveau</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Cinquième niveau</text:span></text:p>
                            </text:list-item>
                          </text:list>
                        </text:list-item>
                      </text:list>
                    </text:list-item>
                  </text:list>
                </text:list-item>
              </text:list>
            </text:list-item>
          </text:list>
        </draw:text-box>
        <svg:title/>
        <svg:desc/>
      </draw:frame>
      <draw:frame draw:id="id25" presentation:style-name="a245" draw:name="Espace réservé de la date 4" svg:x="9.41667in" svg:y="6.95833in" svg:width="1.08333in" svg:height="0.28125in" presentation:class="date-time" presentation:placeholder="false">
        <draw:text-box>
          <text:p text:style-name="a244" text:class-names="" text:cond-style-name=""><text:span text:style-name="a242" text:class-names=""><text:date text:fixed="false" style:data-style-name="a243">15/11/2016</text:date></text:span></text:p>
        </draw:text-box>
        <svg:title/>
        <svg:desc/>
      </draw:frame>
      <draw:frame draw:id="id26" presentation:style-name="a248" draw:name="Espace réservé du pied de page 5" svg:x="1.66667in" svg:y="6.95833in" svg:width="7.52576in" svg:height="0.28125in" presentation:class="footer" presentation:placeholder="false">
        <draw:text-box>
          <text:p text:style-name="a247" text:class-names="" text:cond-style-name=""><text:span text:style-name="a246" text:class-names=""/></text:p>
        </draw:text-box>
        <svg:title/>
        <svg:desc/>
      </draw:frame>
      <draw:frame draw:id="id27" presentation:style-name="a251" draw:name="Espace réservé du numéro de diapositive 6" svg:x="10.75in" svg:y="6.95833in" svg:width="0.91667in" svg:height="0.28125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page-layout-name="pageLayout2" draw:style-name="a281">
        <draw:frame draw:id="id5" presentation:style-name="a254" draw:name="Espace réservé de l’en-tête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Espace réservé de la date 2" svg:x="4.24826in" svg:y="0in" svg:width="3.25in" svg:height="0.50174in" presentation:class="date-time" presentation:placeholder="false">
          <draw:text-box>
            <text:p text:style-name="a257" text:class-names="" text:cond-style-name=""><text:span text:style-name="a255" text:class-names=""><text:date text:fixed="false" style:data-style-name="a256">15/11/2016</text:date></text:span></text:p>
          </draw:text-box>
          <svg:title/>
          <svg:desc/>
        </draw:frame>
        <draw:page-thumbnail svg:x="0.75in" svg:y="1.25in" svg:width="6in" svg:height="3.375in" presentation:class="page" draw:id="id7" presentation:style-name="a259" draw:name="Espace réservé de l’image des diapositives 3">
          <svg:title/>
          <svg:desc/>
        </draw:page-thumbnail>
        <draw:frame draw:id="id8" presentation:style-name="a274" draw:name="Espace réservé des notes 4" svg:x="0.75in" svg:y="4.8125in" svg:width="6in" svg:height="3.9375in" presentation:class="notes" presentation:placeholder="false">
          <draw:text-box>
            <text:p text:style-name="a261" text:class-names="" text:cond-style-name=""><text:span text:style-name="a260" text:class-names="">Modifiez les styles du texte du masque</text:span></text:p>
            <text:list text:style-name="a264">
              <text:list-item>
                <text:list text:style-name="a264">
                  <text:list-item>
                    <text:p text:style-name="a263" text:class-names="" text:cond-style-name=""><text:span text:style-name="a262" text:class-names="">Deuxième niveau</text:span></text:p>
                  </text:list-item>
                </text:list>
              </text:list-item>
            </text:list>
            <text:list text:style-name="a267">
              <text:list-item>
                <text:list text:style-name="a267">
                  <text:list-item>
                    <text:list text:style-name="a267">
                      <text:list-item>
                        <text:p text:style-name="a266" text:class-names="" text:cond-style-name=""><text:span text:style-name="a265" text:class-names="">Troisième niveau</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Quatrième niveau</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Cinquième niveau</text:span></text:p>
                              </text:list-item>
                            </text:list>
                          </text:list-item>
                        </text:list>
                      </text:list-item>
                    </text:list>
                  </text:list-item>
                </text:list>
              </text:list-item>
            </text:list>
          </draw:text-box>
          <svg:title/>
          <svg:desc/>
        </draw:frame>
        <draw:frame draw:id="id9" presentation:style-name="a277" draw:name="Espace réservé du pied de page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Espace réservé du numéro de diapositive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twoTxTwoObj-Comparaison" style:page-layout-name="pageLayout1" draw:style-name="a283">
      <draw:frame draw:id="id28" presentation:style-name="a286" draw:name="Titre 1" svg:x="1.66667in" svg:y="0.5in" svg:width="10in" svg:height="1.25in" presentation:class="title" presentation:placeholder="false">
        <draw:text-box>
          <text:p text:style-name="a285" text:class-names="" text:cond-style-name=""><text:span text:style-name="a284" text:class-names="">Modifiez le style du titre</text:span></text:p>
        </draw:text-box>
        <svg:title/>
        <svg:desc/>
      </draw:frame>
      <draw:frame draw:id="id29" presentation:style-name="a290" draw:name="Espace réservé du texte 2" svg:x="1.67in" svg:y="2in" svg:width="4.75in" svg:height="0.75in" presentation:class="outline" presentation:placeholder="false">
        <draw:text-box>
          <text:list text:style-name="a289">
            <text:list-item>
              <text:p text:style-name="a288" text:class-names="" text:cond-style-name=""><text:span text:style-name="a287" text:class-names="">Modifier les styles du texte du masque</text:span></text:p>
            </text:list-item>
          </text:list>
        </draw:text-box>
        <svg:title/>
        <svg:desc/>
      </draw:frame>
      <draw:frame draw:id="id30" presentation:style-name="a306" draw:name="Espace réservé du contenu 3" svg:x="1.67in" svg:y="2.75in" svg:width="4.75in" svg:height="3.91667in" presentation:class="object" presentation:placeholder="false">
        <draw:text-box>
          <text:list text:style-name="a293">
            <text:list-item>
              <text:p text:style-name="a292" text:class-names="" text:cond-style-name=""><text:span text:style-name="a291" text:class-names="">Modifier les styles du texte du masque</text:span></text:p>
            </text:list-item>
          </text:list>
          <text:list text:style-name="a296">
            <text:list-item>
              <text:list text:style-name="a296">
                <text:list-item>
                  <text:p text:style-name="a295" text:class-names="" text:cond-style-name=""><text:span text:style-name="a294" text:class-names="">Deuxième niveau</text:span></text:p>
                </text:list-item>
              </text:list>
            </text:list-item>
          </text:list>
          <text:list text:style-name="a299">
            <text:list-item>
              <text:list text:style-name="a299">
                <text:list-item>
                  <text:list text:style-name="a299">
                    <text:list-item>
                      <text:p text:style-name="a298" text:class-names="" text:cond-style-name=""><text:span text:style-name="a297" text:class-names="">Troisième niveau</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Quatrième niveau</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Cinquième niveau</text:span></text:p>
                            </text:list-item>
                          </text:list>
                        </text:list-item>
                      </text:list>
                    </text:list-item>
                  </text:list>
                </text:list-item>
              </text:list>
            </text:list-item>
          </text:list>
        </draw:text-box>
        <svg:title/>
        <svg:desc/>
      </draw:frame>
      <draw:frame draw:id="id31" presentation:style-name="a310" draw:name="Espace réservé du texte 4" svg:x="6.92in" svg:y="2in" svg:width="4.75in" svg:height="0.75in" presentation:class="outline" presentation:placeholder="false">
        <draw:text-box>
          <text:list text:style-name="a309">
            <text:list-item>
              <text:p text:style-name="a308" text:class-names="" text:cond-style-name=""><text:span text:style-name="a307" text:class-names="">Modifier les styles du texte du masque</text:span></text:p>
            </text:list-item>
          </text:list>
        </draw:text-box>
        <svg:title/>
        <svg:desc/>
      </draw:frame>
      <draw:frame draw:id="id32" presentation:style-name="a326" draw:name="Espace réservé du contenu 5" svg:x="6.92in" svg:y="2.75in" svg:width="4.75in" svg:height="3.91667in" presentation:class="object" presentation:placeholder="false">
        <draw:text-box>
          <text:list text:style-name="a313">
            <text:list-item>
              <text:p text:style-name="a312" text:class-names="" text:cond-style-name=""><text:span text:style-name="a311" text:class-names="">Modifier les styles du texte du masque</text:span></text:p>
            </text:list-item>
          </text:list>
          <text:list text:style-name="a316">
            <text:list-item>
              <text:list text:style-name="a316">
                <text:list-item>
                  <text:p text:style-name="a315" text:class-names="" text:cond-style-name=""><text:span text:style-name="a314" text:class-names="">Deuxième niveau</text:span></text:p>
                </text:list-item>
              </text:list>
            </text:list-item>
          </text:list>
          <text:list text:style-name="a319">
            <text:list-item>
              <text:list text:style-name="a319">
                <text:list-item>
                  <text:list text:style-name="a319">
                    <text:list-item>
                      <text:p text:style-name="a318" text:class-names="" text:cond-style-name=""><text:span text:style-name="a317" text:class-names="">Troisième niveau</text:span></text:p>
                    </text:list-item>
                  </text:list>
                </text:list-item>
              </text:list>
            </text:list-item>
          </text:list>
          <text:list text:style-name="a322">
            <text:list-item>
              <text:list text:style-name="a322">
                <text:list-item>
                  <text:list text:style-name="a322">
                    <text:list-item>
                      <text:list text:style-name="a322">
                        <text:list-item>
                          <text:p text:style-name="a321" text:class-names="" text:cond-style-name=""><text:span text:style-name="a320" text:class-names="">Quatrième niveau</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3" text:class-names="">Cinquième niveau</text:span></text:p>
                            </text:list-item>
                          </text:list>
                        </text:list-item>
                      </text:list>
                    </text:list-item>
                  </text:list>
                </text:list-item>
              </text:list>
            </text:list-item>
          </text:list>
        </draw:text-box>
        <svg:title/>
        <svg:desc/>
      </draw:frame>
      <draw:frame draw:id="id33" presentation:style-name="a330" draw:name="Espace réservé de la date 6" svg:x="9.41667in" svg:y="6.95833in" svg:width="1.08333in" svg:height="0.28125in" presentation:class="date-time" presentation:placeholder="false">
        <draw:text-box>
          <text:p text:style-name="a329" text:class-names="" text:cond-style-name=""><text:span text:style-name="a327" text:class-names=""><text:date text:fixed="false" style:data-style-name="a328">15/11/2016</text:date></text:span></text:p>
        </draw:text-box>
        <svg:title/>
        <svg:desc/>
      </draw:frame>
      <draw:frame draw:id="id34" presentation:style-name="a333" draw:name="Espace réservé du pied de page 7" svg:x="1.66667in" svg:y="6.95833in" svg:width="7.52576in" svg:height="0.28125in" presentation:class="footer" presentation:placeholder="false">
        <draw:text-box>
          <text:p text:style-name="a332" text:class-names="" text:cond-style-name=""><text:span text:style-name="a331" text:class-names=""/></text:p>
        </draw:text-box>
        <svg:title/>
        <svg:desc/>
      </draw:frame>
      <draw:frame draw:id="id35" presentation:style-name="a336" draw:name="Espace réservé du numéro de diapositive 8" svg:x="10.75in" svg:y="6.95833in" svg:width="0.91667in" svg:height="0.281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page-layout-name="pageLayout2" draw:style-name="a366">
        <draw:frame draw:id="id5" presentation:style-name="a339" draw:name="Espace réservé de l’en-tête 1" svg:x="0in" svg:y="0in" svg:width="3.25in" svg:height="0.50174in" presentation:class="header" presentation:placeholder="false">
          <draw:text-box>
            <text:p text:style-name="a338" text:class-names="" text:cond-style-name=""><text:span text:style-name="a337" text:class-names=""/></text:p>
          </draw:text-box>
          <svg:title/>
          <svg:desc/>
        </draw:frame>
        <draw:frame draw:id="id6" presentation:style-name="a343" draw:name="Espace réservé de la date 2" svg:x="4.24826in" svg:y="0in" svg:width="3.25in" svg:height="0.50174in" presentation:class="date-time" presentation:placeholder="false">
          <draw:text-box>
            <text:p text:style-name="a342" text:class-names="" text:cond-style-name=""><text:span text:style-name="a340" text:class-names=""><text:date text:fixed="false" style:data-style-name="a341">15/11/2016</text:date></text:span></text:p>
          </draw:text-box>
          <svg:title/>
          <svg:desc/>
        </draw:frame>
        <draw:page-thumbnail svg:x="0.75in" svg:y="1.25in" svg:width="6in" svg:height="3.375in" presentation:class="page" draw:id="id7" presentation:style-name="a344" draw:name="Espace réservé de l’image des diapositives 3">
          <svg:title/>
          <svg:desc/>
        </draw:page-thumbnail>
        <draw:frame draw:id="id8" presentation:style-name="a359" draw:name="Espace réservé des notes 4" svg:x="0.75in" svg:y="4.8125in" svg:width="6in" svg:height="3.9375in" presentation:class="notes" presentation:placeholder="false">
          <draw:text-box>
            <text:p text:style-name="a346" text:class-names="" text:cond-style-name=""><text:span text:style-name="a345" text:class-names="">Modifiez les styles du texte du masque</text:span></text:p>
            <text:list text:style-name="a349">
              <text:list-item>
                <text:list text:style-name="a349">
                  <text:list-item>
                    <text:p text:style-name="a348" text:class-names="" text:cond-style-name=""><text:span text:style-name="a347" text:class-names="">Deuxième niveau</text:span></text:p>
                  </text:list-item>
                </text:list>
              </text:list-item>
            </text:list>
            <text:list text:style-name="a352">
              <text:list-item>
                <text:list text:style-name="a352">
                  <text:list-item>
                    <text:list text:style-name="a352">
                      <text:list-item>
                        <text:p text:style-name="a351" text:class-names="" text:cond-style-name=""><text:span text:style-name="a350" text:class-names="">Troisième niveau</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Quatrième niveau</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Cinquième niveau</text:span></text:p>
                              </text:list-item>
                            </text:list>
                          </text:list-item>
                        </text:list>
                      </text:list-item>
                    </text:list>
                  </text:list-item>
                </text:list>
              </text:list-item>
            </text:list>
          </draw:text-box>
          <svg:title/>
          <svg:desc/>
        </draw:frame>
        <draw:frame draw:id="id9" presentation:style-name="a362" draw:name="Espace réservé du pied de page 5" svg:x="0in" svg:y="9.49826in" svg:width="3.25in" svg:height="0.50174in" presentation:class="footer" presentation:placeholder="false">
          <draw:text-box>
            <text:p text:style-name="a361" text:class-names="" text:cond-style-name=""><text:span text:style-name="a360" text:class-names=""/></text:p>
          </draw:text-box>
          <svg:title/>
          <svg:desc/>
        </draw:frame>
        <draw:frame draw:id="id10" presentation:style-name="a365" draw:name="Espace réservé du numéro de diapositive 6" svg:x="4.24826in" svg:y="9.49826in" svg:width="3.25in" svg:height="0.50174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master-page>
    <style:master-page style:name="Master1-Layout6-titleOnly-Titre-uniquement" style:page-layout-name="pageLayout1" draw:style-name="a368">
      <draw:frame draw:id="id36" presentation:style-name="a371" draw:name="Titre 1" svg:x="1.66667in" svg:y="0.5in" svg:width="10in" svg:height="1.25in" presentation:class="title" presentation:placeholder="false">
        <draw:text-box>
          <text:p text:style-name="a370" text:class-names="" text:cond-style-name=""><text:span text:style-name="a369" text:class-names="">Modifiez le style du titre</text:span></text:p>
        </draw:text-box>
        <svg:title/>
        <svg:desc/>
      </draw:frame>
      <draw:frame draw:id="id37" presentation:style-name="a375" draw:name="Espace réservé de la date 2" svg:x="9.41667in" svg:y="6.95833in" svg:width="1.08333in" svg:height="0.28125in" presentation:class="date-time" presentation:placeholder="false">
        <draw:text-box>
          <text:p text:style-name="a374" text:class-names="" text:cond-style-name=""><text:span text:style-name="a372" text:class-names=""><text:date text:fixed="false" style:data-style-name="a373">15/11/2016</text:date></text:span></text:p>
        </draw:text-box>
        <svg:title/>
        <svg:desc/>
      </draw:frame>
      <draw:frame draw:id="id38" presentation:style-name="a378" draw:name="Espace réservé du pied de page 3" svg:x="1.66667in" svg:y="6.95833in" svg:width="7.52576in" svg:height="0.28125in" presentation:class="footer" presentation:placeholder="false">
        <draw:text-box>
          <text:p text:style-name="a377" text:class-names="" text:cond-style-name=""><text:span text:style-name="a376" text:class-names=""/></text:p>
        </draw:text-box>
        <svg:title/>
        <svg:desc/>
      </draw:frame>
      <draw:frame draw:id="id39" presentation:style-name="a381" draw:name="Espace réservé du numéro de diapositive 4" svg:x="10.75in" svg:y="6.95833in" svg:width="0.91667in" svg:height="0.28125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page-layout-name="pageLayout2" draw:style-name="a411">
        <draw:frame draw:id="id5" presentation:style-name="a384" draw:name="Espace réservé de l’en-tête 1" svg:x="0in" svg:y="0in" svg:width="3.25in" svg:height="0.50174in" presentation:class="header" presentation:placeholder="false">
          <draw:text-box>
            <text:p text:style-name="a383" text:class-names="" text:cond-style-name=""><text:span text:style-name="a382" text:class-names=""/></text:p>
          </draw:text-box>
          <svg:title/>
          <svg:desc/>
        </draw:frame>
        <draw:frame draw:id="id6" presentation:style-name="a388" draw:name="Espace réservé de la date 2" svg:x="4.24826in" svg:y="0in" svg:width="3.25in" svg:height="0.50174in" presentation:class="date-time" presentation:placeholder="false">
          <draw:text-box>
            <text:p text:style-name="a387" text:class-names="" text:cond-style-name=""><text:span text:style-name="a385" text:class-names=""><text:date text:fixed="false" style:data-style-name="a386">15/11/2016</text:date></text:span></text:p>
          </draw:text-box>
          <svg:title/>
          <svg:desc/>
        </draw:frame>
        <draw:page-thumbnail svg:x="0.75in" svg:y="1.25in" svg:width="6in" svg:height="3.375in" presentation:class="page" draw:id="id7" presentation:style-name="a389" draw:name="Espace réservé de l’image des diapositives 3">
          <svg:title/>
          <svg:desc/>
        </draw:page-thumbnail>
        <draw:frame draw:id="id8" presentation:style-name="a404" draw:name="Espace réservé des notes 4" svg:x="0.75in" svg:y="4.8125in" svg:width="6in" svg:height="3.9375in" presentation:class="notes" presentation:placeholder="false">
          <draw:text-box>
            <text:p text:style-name="a391" text:class-names="" text:cond-style-name=""><text:span text:style-name="a390" text:class-names="">Modifiez les styles du texte du masque</text:span></text:p>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9" presentation:style-name="a407" draw:name="Espace réservé du pied de page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10" presentation:style-name="a410" draw:name="Espace réservé du numéro de diapositive 6" svg:x="4.24826in" svg:y="9.49826in" svg:width="3.25in" svg:height="0.50174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master-page>
    <style:master-page style:name="Master1-Layout7-blank-Vide" style:page-layout-name="pageLayout1" draw:style-name="a413">
      <draw:frame draw:id="id40" presentation:style-name="a417" draw:name="Espace réservé de la date 1" svg:x="9.41667in" svg:y="6.95833in" svg:width="1.08333in" svg:height="0.28125in" presentation:class="date-time" presentation:placeholder="false">
        <draw:text-box>
          <text:p text:style-name="a416" text:class-names="" text:cond-style-name=""><text:span text:style-name="a414" text:class-names=""><text:date text:fixed="false" style:data-style-name="a415">15/11/2016</text:date></text:span></text:p>
        </draw:text-box>
        <svg:title/>
        <svg:desc/>
      </draw:frame>
      <draw:frame draw:id="id41" presentation:style-name="a420" draw:name="Espace réservé du pied de page 2" svg:x="1.66667in" svg:y="6.95833in" svg:width="7.52576in" svg:height="0.28125in" presentation:class="footer" presentation:placeholder="false">
        <draw:text-box>
          <text:p text:style-name="a419" text:class-names="" text:cond-style-name=""><text:span text:style-name="a418" text:class-names=""/></text:p>
        </draw:text-box>
        <svg:title/>
        <svg:desc/>
      </draw:frame>
      <draw:frame draw:id="id42" presentation:style-name="a423" draw:name="Espace réservé du numéro de diapositive 3" svg:x="10.75in" svg:y="6.95833in" svg:width="0.91667in" svg:height="0.28125in" presentation:class="page-number" presentation:placeholder="false">
        <draw:text-box>
          <text:p text:style-name="a422" text:class-names="" text:cond-style-name=""><text:span text:style-name="a421" text:class-names=""><text:page-number style:num-format="1" text:fixed="false"/></text:span></text:p>
        </draw:text-box>
        <svg:title/>
        <svg:desc/>
      </draw:frame>
      <presentation:notes style:page-layout-name="pageLayout2" draw:style-name="a453">
        <draw:frame draw:id="id5" presentation:style-name="a426" draw:name="Espace réservé de l’en-tête 1" svg:x="0in" svg:y="0in" svg:width="3.25in" svg:height="0.50174in" presentation:class="header" presentation:placeholder="false">
          <draw:text-box>
            <text:p text:style-name="a425" text:class-names="" text:cond-style-name=""><text:span text:style-name="a424" text:class-names=""/></text:p>
          </draw:text-box>
          <svg:title/>
          <svg:desc/>
        </draw:frame>
        <draw:frame draw:id="id6" presentation:style-name="a430" draw:name="Espace réservé de la date 2" svg:x="4.24826in" svg:y="0in" svg:width="3.25in" svg:height="0.50174in" presentation:class="date-time" presentation:placeholder="false">
          <draw:text-box>
            <text:p text:style-name="a429" text:class-names="" text:cond-style-name=""><text:span text:style-name="a427" text:class-names=""><text:date text:fixed="false" style:data-style-name="a428">15/11/2016</text:date></text:span></text:p>
          </draw:text-box>
          <svg:title/>
          <svg:desc/>
        </draw:frame>
        <draw:page-thumbnail svg:x="0.75in" svg:y="1.25in" svg:width="6in" svg:height="3.375in" presentation:class="page" draw:id="id7" presentation:style-name="a431" draw:name="Espace réservé de l’image des diapositives 3">
          <svg:title/>
          <svg:desc/>
        </draw:page-thumbnail>
        <draw:frame draw:id="id8" presentation:style-name="a446" draw:name="Espace réservé des notes 4" svg:x="0.75in" svg:y="4.8125in" svg:width="6in" svg:height="3.9375in" presentation:class="notes" presentation:placeholder="false">
          <draw:text-box>
            <text:p text:style-name="a433" text:class-names="" text:cond-style-name=""><text:span text:style-name="a432" text:class-names="">Modifiez les styles du texte du masque</text:span></text:p>
            <text:list text:style-name="a436">
              <text:list-item>
                <text:list text:style-name="a436">
                  <text:list-item>
                    <text:p text:style-name="a435" text:class-names="" text:cond-style-name=""><text:span text:style-name="a434" text:class-names="">Deuxième niveau</text:span></text:p>
                  </text:list-item>
                </text:list>
              </text:list-item>
            </text:list>
            <text:list text:style-name="a439">
              <text:list-item>
                <text:list text:style-name="a439">
                  <text:list-item>
                    <text:list text:style-name="a439">
                      <text:list-item>
                        <text:p text:style-name="a438" text:class-names="" text:cond-style-name=""><text:span text:style-name="a437" text:class-names="">Troisième niveau</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Quatrième niveau</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Cinquième niveau</text:span></text:p>
                              </text:list-item>
                            </text:list>
                          </text:list-item>
                        </text:list>
                      </text:list-item>
                    </text:list>
                  </text:list-item>
                </text:list>
              </text:list-item>
            </text:list>
          </draw:text-box>
          <svg:title/>
          <svg:desc/>
        </draw:frame>
        <draw:frame draw:id="id9" presentation:style-name="a449" draw:name="Espace réservé du pied de page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0" presentation:style-name="a452" draw:name="Espace réservé du numéro de diapositive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8-cust-Contenu-avec-légende" style:page-layout-name="pageLayout1" draw:style-name="a455">
      <draw:frame draw:id="id43" presentation:style-name="a458" draw:name="Titre 1" svg:x="8.75174in" svg:y="1.75in" svg:width="3.41493in" svg:height="2in" presentation:class="title" presentation:placeholder="false">
        <draw:text-box>
          <text:p text:style-name="a457" text:class-names="" text:cond-style-name=""><text:span text:style-name="a456" text:class-names="">Modifiez le style du titre</text:span></text:p>
        </draw:text-box>
        <svg:title/>
        <svg:desc/>
      </draw:frame>
      <draw:frame draw:id="id44" presentation:style-name="a474" draw:name="Espace réservé du contenu 2" svg:x="0.8316in" svg:y="0.83333in" svg:width="7in" svg:height="5.83333in" presentation:class="object" presentation:placeholder="false">
        <draw:text-box>
          <text:list text:style-name="a461">
            <text:list-item>
              <text:p text:style-name="a460" text:class-names="" text:cond-style-name=""><text:span text:style-name="a459" text:class-names="">Modifier les styles du texte du masque</text:span></text:p>
            </text:list-item>
          </text:list>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1" text:class-names="">Cinquième niveau</text:span></text:p>
                            </text:list-item>
                          </text:list>
                        </text:list-item>
                      </text:list>
                    </text:list-item>
                  </text:list>
                </text:list-item>
              </text:list>
            </text:list-item>
          </text:list>
        </draw:text-box>
        <svg:title/>
        <svg:desc/>
      </draw:frame>
      <draw:frame draw:id="id45" presentation:style-name="a478" draw:name="Espace réservé du texte 3" svg:x="8.75004in" svg:y="3.75in" svg:width="3.41662in" svg:height="2in" presentation:class="outline" presentation:placeholder="false">
        <draw:text-box>
          <text:list text:style-name="a477">
            <text:list-item>
              <text:p text:style-name="a476" text:class-names="" text:cond-style-name=""><text:span text:style-name="a475" text:class-names="">Modifier les styles du texte du masque</text:span></text:p>
            </text:list-item>
          </text:list>
        </draw:text-box>
        <svg:title/>
        <svg:desc/>
      </draw:frame>
      <draw:frame draw:id="id46" presentation:style-name="a482" draw:name="Espace réservé de la date 4" svg:x="9.41667in" svg:y="6.95833in" svg:width="1.08333in" svg:height="0.28125in" presentation:class="date-time" presentation:placeholder="false">
        <draw:text-box>
          <text:p text:style-name="a481" text:class-names="" text:cond-style-name=""><text:span text:style-name="a479" text:class-names=""><text:date text:fixed="false" style:data-style-name="a480">15/11/2016</text:date></text:span></text:p>
        </draw:text-box>
        <svg:title/>
        <svg:desc/>
      </draw:frame>
      <draw:frame draw:id="id47" presentation:style-name="a485" draw:name="Espace réservé du pied de page 5" svg:x="1.66667in" svg:y="6.95833in" svg:width="7.52576in" svg:height="0.28125in" presentation:class="footer" presentation:placeholder="false">
        <draw:text-box>
          <text:p text:style-name="a484" text:class-names="" text:cond-style-name=""><text:span text:style-name="a483" text:class-names=""/></text:p>
        </draw:text-box>
        <svg:title/>
        <svg:desc/>
      </draw:frame>
      <draw:frame draw:id="id48" presentation:style-name="a488" draw:name="Espace réservé du numéro de diapositive 6" svg:x="10.75in" svg:y="6.95833in" svg:width="0.91667in" svg:height="0.28125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page-layout-name="pageLayout2" draw:style-name="a518">
        <draw:frame draw:id="id5" presentation:style-name="a491" draw:name="Espace réservé de l’en-tête 1" svg:x="0in" svg:y="0in" svg:width="3.25in" svg:height="0.50174in" presentation:class="header" presentation:placeholder="false">
          <draw:text-box>
            <text:p text:style-name="a490" text:class-names="" text:cond-style-name=""><text:span text:style-name="a489" text:class-names=""/></text:p>
          </draw:text-box>
          <svg:title/>
          <svg:desc/>
        </draw:frame>
        <draw:frame draw:id="id6" presentation:style-name="a495" draw:name="Espace réservé de la date 2" svg:x="4.24826in" svg:y="0in" svg:width="3.25in" svg:height="0.50174in" presentation:class="date-time" presentation:placeholder="false">
          <draw:text-box>
            <text:p text:style-name="a494" text:class-names="" text:cond-style-name=""><text:span text:style-name="a492" text:class-names=""><text:date text:fixed="false" style:data-style-name="a493">15/11/2016</text:date></text:span></text:p>
          </draw:text-box>
          <svg:title/>
          <svg:desc/>
        </draw:frame>
        <draw:page-thumbnail svg:x="0.75in" svg:y="1.25in" svg:width="6in" svg:height="3.375in" presentation:class="page" draw:id="id7" presentation:style-name="a496" draw:name="Espace réservé de l’image des diapositives 3">
          <svg:title/>
          <svg:desc/>
        </draw:page-thumbnail>
        <draw:frame draw:id="id8" presentation:style-name="a511" draw:name="Espace réservé des notes 4" svg:x="0.75in" svg:y="4.8125in" svg:width="6in" svg:height="3.9375in" presentation:class="notes" presentation:placeholder="false">
          <draw:text-box>
            <text:p text:style-name="a498" text:class-names="" text:cond-style-name=""><text:span text:style-name="a497" text:class-names="">Modifiez les styles du texte du masque</text:span></text:p>
            <text:list text:style-name="a501">
              <text:list-item>
                <text:list text:style-name="a501">
                  <text:list-item>
                    <text:p text:style-name="a500" text:class-names="" text:cond-style-name=""><text:span text:style-name="a499" text:class-names="">Deuxième niveau</text:span></text:p>
                  </text:list-item>
                </text:list>
              </text:list-item>
            </text:list>
            <text:list text:style-name="a504">
              <text:list-item>
                <text:list text:style-name="a504">
                  <text:list-item>
                    <text:list text:style-name="a504">
                      <text:list-item>
                        <text:p text:style-name="a503" text:class-names="" text:cond-style-name=""><text:span text:style-name="a502" text:class-names="">Troisième niveau</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Quatrième niveau</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Cinquième niveau</text:span></text:p>
                              </text:list-item>
                            </text:list>
                          </text:list-item>
                        </text:list>
                      </text:list-item>
                    </text:list>
                  </text:list-item>
                </text:list>
              </text:list-item>
            </text:list>
          </draw:text-box>
          <svg:title/>
          <svg:desc/>
        </draw:frame>
        <draw:frame draw:id="id9" presentation:style-name="a514" draw:name="Espace réservé du pied de page 5" svg:x="0in" svg:y="9.49826in" svg:width="3.25in" svg:height="0.50174in" presentation:class="footer" presentation:placeholder="false">
          <draw:text-box>
            <text:p text:style-name="a513" text:class-names="" text:cond-style-name=""><text:span text:style-name="a512" text:class-names=""/></text:p>
          </draw:text-box>
          <svg:title/>
          <svg:desc/>
        </draw:frame>
        <draw:frame draw:id="id10" presentation:style-name="a517" draw:name="Espace réservé du numéro de diapositive 6" svg:x="4.24826in" svg:y="9.49826in" svg:width="3.25in" svg:height="0.50174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9-picTx-Image-avec-légende" style:page-layout-name="pageLayout1" draw:style-name="a520">
      <draw:custom-shape svg:x="0.70439in" svg:y="0.7in" svg:width="7.3in" svg:height="6.1in" draw:id="id49" draw:style-name="a523" draw:name="Rectangle 7">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50" presentation:style-name="a526" draw:name="Titre 1" svg:x="8.74667in" svg:y="1.75in" svg:width="3.42in" svg:height="2in" presentation:class="title" presentation:placeholder="false">
        <draw:text-box>
          <text:p text:style-name="a525" text:class-names="" text:cond-style-name=""><text:span text:style-name="a524" text:class-names="">Modifiez le style du titre</text:span></text:p>
        </draw:text-box>
        <svg:title/>
        <svg:desc/>
      </draw:frame>
      <draw:frame draw:id="id51" presentation:style-name="a529" draw:name="Espace réservé pour l’image 2" svg:x="0.85439in" svg:y="0.85in" svg:width="7in" svg:height="5.8in" presentation:class="graphic" presentation:placeholder="false">
        <draw:text-box>
          <text:p text:style-name="a528" text:class-names="" text:cond-style-name=""><text:span text:style-name="a527" text:class-names="">Cliquez sur l'icône pour ajouter une image</text:span></text:p>
        </draw:text-box>
        <svg:title/>
        <svg:desc/>
      </draw:frame>
      <draw:frame draw:id="id52" presentation:style-name="a533" draw:name="Espace réservé du texte 3" svg:x="8.74667in" svg:y="3.75in" svg:width="3.42in" svg:height="2in" presentation:class="outline" presentation:placeholder="false">
        <draw:text-box>
          <text:list text:style-name="a532">
            <text:list-item>
              <text:p text:style-name="a531" text:class-names="" text:cond-style-name=""><text:span text:style-name="a530" text:class-names="">Modifier les styles du texte du masque</text:span></text:p>
            </text:list-item>
          </text:list>
        </draw:text-box>
        <svg:title/>
        <svg:desc/>
      </draw:frame>
      <draw:frame draw:id="id53" presentation:style-name="a537" draw:name="Espace réservé de la date 4" svg:x="9.41667in" svg:y="6.95833in" svg:width="1.08333in" svg:height="0.28125in" presentation:class="date-time" presentation:placeholder="false">
        <draw:text-box>
          <text:p text:style-name="a536" text:class-names="" text:cond-style-name=""><text:span text:style-name="a534" text:class-names=""><text:date text:fixed="false" style:data-style-name="a535">15/11/2016</text:date></text:span></text:p>
        </draw:text-box>
        <svg:title/>
        <svg:desc/>
      </draw:frame>
      <draw:frame draw:id="id54" presentation:style-name="a540" draw:name="Espace réservé du pied de page 5" svg:x="1.66667in" svg:y="6.95833in" svg:width="7.52576in" svg:height="0.28125in" presentation:class="footer" presentation:placeholder="false">
        <draw:text-box>
          <text:p text:style-name="a539" text:class-names="" text:cond-style-name=""><text:span text:style-name="a538" text:class-names=""/></text:p>
        </draw:text-box>
        <svg:title/>
        <svg:desc/>
      </draw:frame>
      <draw:frame draw:id="id55" presentation:style-name="a543" draw:name="Espace réservé du numéro de diapositive 6" svg:x="10.75in" svg:y="6.95833in" svg:width="0.91667in" svg:height="0.28125in" presentation:class="page-number" presentation:placeholder="false">
        <draw:text-box>
          <text:p text:style-name="a542" text:class-names="" text:cond-style-name=""><text:span text:style-name="a541" text:class-names=""><text:page-number style:num-format="1" text:fixed="false"/></text:span></text:p>
        </draw:text-box>
        <svg:title/>
        <svg:desc/>
      </draw:frame>
      <presentation:notes style:page-layout-name="pageLayout2" draw:style-name="a573">
        <draw:frame draw:id="id5" presentation:style-name="a546" draw:name="Espace réservé de l’en-tête 1" svg:x="0in" svg:y="0in" svg:width="3.25in" svg:height="0.50174in" presentation:class="header" presentation:placeholder="false">
          <draw:text-box>
            <text:p text:style-name="a545" text:class-names="" text:cond-style-name=""><text:span text:style-name="a544" text:class-names=""/></text:p>
          </draw:text-box>
          <svg:title/>
          <svg:desc/>
        </draw:frame>
        <draw:frame draw:id="id6" presentation:style-name="a550" draw:name="Espace réservé de la date 2" svg:x="4.24826in" svg:y="0in" svg:width="3.25in" svg:height="0.50174in" presentation:class="date-time" presentation:placeholder="false">
          <draw:text-box>
            <text:p text:style-name="a549" text:class-names="" text:cond-style-name=""><text:span text:style-name="a547" text:class-names=""><text:date text:fixed="false" style:data-style-name="a548">15/11/2016</text:date></text:span></text:p>
          </draw:text-box>
          <svg:title/>
          <svg:desc/>
        </draw:frame>
        <draw:page-thumbnail svg:x="0.75in" svg:y="1.25in" svg:width="6in" svg:height="3.375in" presentation:class="page" draw:id="id7" presentation:style-name="a551" draw:name="Espace réservé de l’image des diapositives 3">
          <svg:title/>
          <svg:desc/>
        </draw:page-thumbnail>
        <draw:frame draw:id="id8" presentation:style-name="a566" draw:name="Espace réservé des notes 4" svg:x="0.75in" svg:y="4.8125in" svg:width="6in" svg:height="3.9375in" presentation:class="notes" presentation:placeholder="false">
          <draw:text-box>
            <text:p text:style-name="a553" text:class-names="" text:cond-style-name=""><text:span text:style-name="a552" text:class-names="">Modifiez les styles du texte du masque</text:span></text:p>
            <text:list text:style-name="a556">
              <text:list-item>
                <text:list text:style-name="a556">
                  <text:list-item>
                    <text:p text:style-name="a555" text:class-names="" text:cond-style-name=""><text:span text:style-name="a554" text:class-names="">Deuxième niveau</text:span></text:p>
                  </text:list-item>
                </text:list>
              </text:list-item>
            </text:list>
            <text:list text:style-name="a559">
              <text:list-item>
                <text:list text:style-name="a559">
                  <text:list-item>
                    <text:list text:style-name="a559">
                      <text:list-item>
                        <text:p text:style-name="a558" text:class-names="" text:cond-style-name=""><text:span text:style-name="a557" text:class-names="">Troisième niveau</text:span></text:p>
                      </text:list-item>
                    </text:list>
                  </text:list-item>
                </text:list>
              </text:list-item>
            </text:list>
            <text:list text:style-name="a562">
              <text:list-item>
                <text:list text:style-name="a562">
                  <text:list-item>
                    <text:list text:style-name="a562">
                      <text:list-item>
                        <text:list text:style-name="a562">
                          <text:list-item>
                            <text:p text:style-name="a561" text:class-names="" text:cond-style-name=""><text:span text:style-name="a560" text:class-names="">Quatrième niveau</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3" text:class-names="">Cinquième niveau</text:span></text:p>
                              </text:list-item>
                            </text:list>
                          </text:list-item>
                        </text:list>
                      </text:list-item>
                    </text:list>
                  </text:list-item>
                </text:list>
              </text:list-item>
            </text:list>
          </draw:text-box>
          <svg:title/>
          <svg:desc/>
        </draw:frame>
        <draw:frame draw:id="id9" presentation:style-name="a569" draw:name="Espace réservé du pied de page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10" presentation:style-name="a572" draw:name="Espace réservé du numéro de diapositive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6" presentation:style-name="a578" draw:name="Titre 1" svg:x="1.66667in" svg:y="0.5in" svg:width="10in" svg:height="1.25in" presentation:class="title" presentation:placeholder="false">
        <draw:text-box>
          <text:p text:style-name="a577" text:class-names="" text:cond-style-name=""><text:span text:style-name="a576" text:class-names="">Modifiez le style du titre</text:span></text:p>
        </draw:text-box>
        <svg:title/>
        <svg:desc/>
      </draw:frame>
      <draw:frame draw:id="id57" presentation:style-name="a594" draw:name="Espace réservé du texte vertical 2" svg:x="1.66667in" svg:y="2in" svg:width="10in" svg:height="4.66667in" presentation:class="outline" presentation:placeholder="false">
        <draw:text-box>
          <text:list text:style-name="a581">
            <text:list-item>
              <text:p text:style-name="a580" text:class-names="" text:cond-style-name=""><text:span text:style-name="a579" text:class-names="">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58" presentation:style-name="a598" draw:name="Espace réservé de la date 3" svg:x="9.41667in" svg:y="6.95833in" svg:width="1.08333in" svg:height="0.28125in" presentation:class="date-time" presentation:placeholder="false">
        <draw:text-box>
          <text:p text:style-name="a597" text:class-names="" text:cond-style-name=""><text:span text:style-name="a595" text:class-names=""><text:date text:fixed="false" style:data-style-name="a596">15/11/2016</text:date></text:span></text:p>
        </draw:text-box>
        <svg:title/>
        <svg:desc/>
      </draw:frame>
      <draw:frame draw:id="id59" presentation:style-name="a601" draw:name="Espace réservé du pied de page 4" svg:x="1.66667in" svg:y="6.95833in" svg:width="7.52576in" svg:height="0.28125in" presentation:class="footer" presentation:placeholder="false">
        <draw:text-box>
          <text:p text:style-name="a600" text:class-names="" text:cond-style-name=""><text:span text:style-name="a599" text:class-names=""/></text:p>
        </draw:text-box>
        <svg:title/>
        <svg:desc/>
      </draw:frame>
      <draw:frame draw:id="id60" presentation:style-name="a604" draw:name="Espace réservé du numéro de diapositive 5" svg:x="10.75in" svg:y="6.95833in" svg:width="0.91667in" svg:height="0.28125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5/11/2016</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z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6">
      <draw:frame draw:id="id61" presentation:style-name="a639" draw:name="Titre vertical 1" svg:x="9.54167in" svg:y="0.5in" svg:width="2.125in" svg:height="6.16667in" presentation:class="title" presentation:placeholder="false">
        <draw:text-box>
          <text:p text:style-name="a638" text:class-names="" text:cond-style-name=""><text:span text:style-name="a637" text:class-names="">Modifiez le style du titre</text:span></text:p>
        </draw:text-box>
        <svg:title/>
        <svg:desc/>
      </draw:frame>
      <draw:frame draw:id="id62" presentation:style-name="a655" draw:name="Espace réservé du texte vertical 2" svg:x="1.66667in" svg:y="0.5in" svg:width="7.70833in" svg:height="6.16667in" presentation:class="outline" presentation:placeholder="false">
        <draw:text-box>
          <text:list text:style-name="a642">
            <text:list-item>
              <text:p text:style-name="a641" text:class-names="" text:cond-style-name=""><text:span text:style-name="a640" text:class-names="">Modifier les styles du texte du masque</text:span></text:p>
            </text:list-item>
          </text:list>
          <text:list text:style-name="a645">
            <text:list-item>
              <text:list text:style-name="a645">
                <text:list-item>
                  <text:p text:style-name="a644" text:class-names="" text:cond-style-name=""><text:span text:style-name="a643" text:class-names="">Deuxième niveau</text:span></text:p>
                </text:list-item>
              </text:list>
            </text:list-item>
          </text:list>
          <text:list text:style-name="a648">
            <text:list-item>
              <text:list text:style-name="a648">
                <text:list-item>
                  <text:list text:style-name="a648">
                    <text:list-item>
                      <text:p text:style-name="a647" text:class-names="" text:cond-style-name=""><text:span text:style-name="a646" text:class-names="">Troisième niveau</text:span></text:p>
                    </text:list-item>
                  </text:list>
                </text:list-item>
              </text:list>
            </text:list-item>
          </text:list>
          <text:list text:style-name="a651">
            <text:list-item>
              <text:list text:style-name="a651">
                <text:list-item>
                  <text:list text:style-name="a651">
                    <text:list-item>
                      <text:list text:style-name="a651">
                        <text:list-item>
                          <text:p text:style-name="a650" text:class-names="" text:cond-style-name=""><text:span text:style-name="a649" text:class-names="">Quatrième niveau</text:span></text:p>
                        </text:list-item>
                      </text:list>
                    </text:list-item>
                  </text:list>
                </text:list-item>
              </text:list>
            </text:list-item>
          </text:list>
          <text:list text:style-name="a654">
            <text:list-item>
              <text:list text:style-name="a654">
                <text:list-item>
                  <text:list text:style-name="a654">
                    <text:list-item>
                      <text:list text:style-name="a654">
                        <text:list-item>
                          <text:list text:style-name="a654">
                            <text:list-item>
                              <text:p text:style-name="a653" text:class-names="" text:cond-style-name=""><text:span text:style-name="a652" text:class-names="">Cinquième niveau</text:span></text:p>
                            </text:list-item>
                          </text:list>
                        </text:list-item>
                      </text:list>
                    </text:list-item>
                  </text:list>
                </text:list-item>
              </text:list>
            </text:list-item>
          </text:list>
        </draw:text-box>
        <svg:title/>
        <svg:desc/>
      </draw:frame>
      <draw:frame draw:id="id63" presentation:style-name="a659" draw:name="Espace réservé de la date 3" svg:x="9.41667in" svg:y="6.95833in" svg:width="1.08333in" svg:height="0.28125in" presentation:class="date-time" presentation:placeholder="false">
        <draw:text-box>
          <text:p text:style-name="a658" text:class-names="" text:cond-style-name=""><text:span text:style-name="a656" text:class-names=""><text:date text:fixed="false" style:data-style-name="a657">15/11/2016</text:date></text:span></text:p>
        </draw:text-box>
        <svg:title/>
        <svg:desc/>
      </draw:frame>
      <draw:frame draw:id="id64" presentation:style-name="a662" draw:name="Espace réservé du pied de page 4" svg:x="1.66667in" svg:y="6.95833in" svg:width="7.52576in" svg:height="0.28125in" presentation:class="footer" presentation:placeholder="false">
        <draw:text-box>
          <text:p text:style-name="a661" text:class-names="" text:cond-style-name=""><text:span text:style-name="a660" text:class-names=""/></text:p>
        </draw:text-box>
        <svg:title/>
        <svg:desc/>
      </draw:frame>
      <draw:frame draw:id="id65" presentation:style-name="a665" draw:name="Espace réservé du numéro de diapositive 5" svg:x="10.75in" svg:y="6.95833in" svg:width="0.91667in" svg:height="0.281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page-layout-name="pageLayout2" draw:style-name="a695">
        <draw:frame draw:id="id5" presentation:style-name="a668" draw:name="Espace réservé de l’en-tête 1" svg:x="0in" svg:y="0in" svg:width="3.25in" svg:height="0.50174in" presentation:class="header" presentation:placeholder="false">
          <draw:text-box>
            <text:p text:style-name="a667" text:class-names="" text:cond-style-name=""><text:span text:style-name="a666" text:class-names=""/></text:p>
          </draw:text-box>
          <svg:title/>
          <svg:desc/>
        </draw:frame>
        <draw:frame draw:id="id6" presentation:style-name="a672" draw:name="Espace réservé de la date 2" svg:x="4.24826in" svg:y="0in" svg:width="3.25in" svg:height="0.50174in" presentation:class="date-time" presentation:placeholder="false">
          <draw:text-box>
            <text:p text:style-name="a671" text:class-names="" text:cond-style-name=""><text:span text:style-name="a669" text:class-names=""><text:date text:fixed="false" style:data-style-name="a670">15/11/2016</text:date></text:span></text:p>
          </draw:text-box>
          <svg:title/>
          <svg:desc/>
        </draw:frame>
        <draw:page-thumbnail svg:x="0.75in" svg:y="1.25in" svg:width="6in" svg:height="3.375in" presentation:class="page" draw:id="id7" presentation:style-name="a673" draw:name="Espace réservé de l’image des diapositives 3">
          <svg:title/>
          <svg:desc/>
        </draw:page-thumbnail>
        <draw:frame draw:id="id8" presentation:style-name="a688" draw:name="Espace réservé des notes 4" svg:x="0.75in" svg:y="4.8125in" svg:width="6in" svg:height="3.9375in" presentation:class="notes" presentation:placeholder="false">
          <draw:text-box>
            <text:p text:style-name="a675" text:class-names="" text:cond-style-name=""><text:span text:style-name="a674" text:class-names="">Modifiez les styles du texte du masque</text:span></text:p>
            <text:list text:style-name="a678">
              <text:list-item>
                <text:list text:style-name="a678">
                  <text:list-item>
                    <text:p text:style-name="a677" text:class-names="" text:cond-style-name=""><text:span text:style-name="a676" text:class-names="">Deuxième niveau</text:span></text:p>
                  </text:list-item>
                </text:list>
              </text:list-item>
            </text:list>
            <text:list text:style-name="a681">
              <text:list-item>
                <text:list text:style-name="a681">
                  <text:list-item>
                    <text:list text:style-name="a681">
                      <text:list-item>
                        <text:p text:style-name="a680" text:class-names="" text:cond-style-name=""><text:span text:style-name="a679" text:class-names="">Troisième niveau</text:span></text:p>
                      </text:list-item>
                    </text:list>
                  </text:list-item>
                </text:list>
              </text:list-item>
            </text:list>
            <text:list text:style-name="a684">
              <text:list-item>
                <text:list text:style-name="a684">
                  <text:list-item>
                    <text:list text:style-name="a684">
                      <text:list-item>
                        <text:list text:style-name="a684">
                          <text:list-item>
                            <text:p text:style-name="a683" text:class-names="" text:cond-style-name=""><text:span text:style-name="a682" text:class-names="">Quatrième niveau</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5" text:class-names="">Cinquième niveau</text:span></text:p>
                              </text:list-item>
                            </text:list>
                          </text:list-item>
                        </text:list>
                      </text:list-item>
                    </text:list>
                  </text:list-item>
                </text:list>
              </text:list-item>
            </text:list>
          </draw:text-box>
          <svg:title/>
          <svg:desc/>
        </draw:frame>
        <draw:frame draw:id="id9" presentation:style-name="a691" draw:name="Espace réservé du pied de page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10" presentation:style-name="a694" draw:name="Espace réservé du numéro de diapositive 6" svg:x="4.24826in" svg:y="9.49826in" svg:width="3.25in" svg:height="0.50174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handout-master style:page-layout-name="pageLayout3" draw:style-name="a696">
      <draw:frame draw:id="id66"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7"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15/11/2016</text:date></text:span></text:p>
        </draw:text-box>
        <svg:title/>
        <svg:desc/>
      </draw:frame>
      <draw:frame draw:id="id68" presentation:style-name="a706" draw:name="Espace réservé du pied de page 3" svg:x="0in" svg:y="9.49826in" svg:width="3.25in" svg:height="0.50174in" presentation:class="footer" presentation:placeholder="false">
        <draw:text-box>
          <text:p text:style-name="a705" text:class-names="" text:cond-style-name=""><text:span text:style-name="a704" text:class-names=""/></text:p>
        </draw:text-box>
        <svg:title/>
        <svg:desc/>
      </draw:frame>
      <draw:frame draw:id="id69" presentation:style-name="a709" draw:name="Espace réservé du numéro de diapositive 4" svg:x="4.24826in" svg:y="9.49826in" svg:width="3.25in" svg:height="0.50174in" presentation:class="page-number" presentation:placeholder="false">
        <draw:text-box>
          <text:p text:style-name="a708" text:class-names="" text:cond-style-name=""><text:span text:style-name="a707"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jet Smart-Patate</dc:title>
    <meta:initial-creator/>
    <dc:creator>DESCAMPS ANTHONY</dc:creator>
    <meta:creation-date>2016-11-15T15:04:51Z</meta:creation-date>
    <dc:date>2016-11-15T16:52:58Z</dc:date>
    <meta:template xlink:href="" xlink:type="simple"/>
    <meta:editing-cycles>2</meta:editing-cycles>
    <meta:editing-duration>PT3949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ScenarioTags"/>
    <meta:user-defined meta:name="CampaignTags"/>
    <meta:document-statistic meta:paragraph-count="39" meta:word-count="327"/>
  </office:meta>
</office:document-meta>
</file>